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45cm"/>
    </style:style>
    <style:style style:name="co2" style:family="table-column">
      <style:table-column-properties fo:break-before="auto" style:column-width="3.593cm"/>
    </style:style>
    <style:style style:name="co3" style:family="table-column">
      <style:table-column-properties fo:break-before="auto" style:column-width="4.038cm"/>
    </style:style>
    <style:style style:name="co4" style:family="table-column">
      <style:table-column-properties fo:break-before="auto" style:column-width="3.985cm"/>
    </style:style>
    <style:style style:name="co5" style:family="table-column">
      <style:table-column-properties fo:break-before="auto" style:column-width="13.915cm"/>
    </style:style>
    <style:style style:name="co6" style:family="table-column">
      <style:table-column-properties fo:break-before="auto" style:column-width="2.258cm"/>
    </style:style>
    <style:style style:name="co7" style:family="table-column">
      <style:table-column-properties fo:break-before="auto" style:column-width="3.902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9">
      <style:text-properties fo:font-weight="bold" style:font-weight-asian="bold" style:font-weight-complex="bold"/>
    </style:style>
    <style:style style:name="ce4" style:family="table-cell" style:parent-style-name="Default" style:data-style-name="N109"/>
    <style:style style:name="ce5" style:family="table-cell" style:parent-style-name="Default" style:data-style-name="N110">
      <style:text-properties fo:font-weight="bold" style:font-weight-asian="bold" style:font-weight-complex="bold"/>
    </style:style>
    <style:style style:name="ce6" style:family="table-cell" style:parent-style-name="Default" style:data-style-name="N110"/>
    <style:style style:name="ce7" style:family="table-cell" style:parent-style-name="Default" style:data-style-name="N99"/>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table table:name="Authors" table:style-name="ta1">
        <office:forms form:automatic-focus="false" form:apply-design-mode="false"/>
        <table:table-column table:style-name="co1" table:default-cell-style-name="Default"/>
        <table:table-column table:style-name="co2" table:default-cell-style-name="ce4"/>
        <table:table-column table:style-name="co3" table:default-cell-style-name="ce6"/>
        <table:table-column table:style-name="co4" table:default-cell-style-name="ce6"/>
        <table:table-column table:style-name="co2" table:default-cell-style-name="ce4"/>
        <table:table-column table:style-name="co5" table:default-cell-style-name="Default"/>
        <table:table-row table:style-name="ro1">
          <table:table-cell table:style-name="ce1" office:value-type="string" calcext:value-type="string">
            <text:p>Author</text:p>
          </table:table-cell>
          <table:table-cell table:style-name="ce3" office:value-type="string" calcext:value-type="string">
            <text:p>Born</text:p>
          </table:table-cell>
          <table:table-cell table:style-name="ce5" office:value-type="string" calcext:value-type="string">
            <text:p>First Relevant Publish</text:p>
          </table:table-cell>
          <table:table-cell table:style-name="ce5" office:value-type="string" calcext:value-type="string">
            <text:p>Last Relevant Publish</text:p>
          </table:table-cell>
          <table:table-cell table:style-name="ce3" office:value-type="string" calcext:value-type="string">
            <text:p>Death</text:p>
          </table:table-cell>
          <table:table-cell table:style-name="ce1" office:value-type="string" calcext:value-type="string">
            <text:p>Notes</text:p>
          </table:table-cell>
        </table:table-row>
        <table:table-row table:style-name="ro1">
          <table:table-cell office:value-type="string" calcext:value-type="string">
            <text:p>Augustine of Hippo</text:p>
          </table:table-cell>
          <table:table-cell office:value-type="date" office:date-value="0354-11-14" calcext:value-type="date">
            <text:p>Nov 0354</text:p>
          </table:table-cell>
          <table:table-cell table:formula="of:=[.B2]" office:value-type="date" office:date-value="0354-11-14" calcext:value-type="date">
            <text:p>0354</text:p>
          </table:table-cell>
          <table:table-cell table:formula="of:=[.E2]" office:value-type="date" office:date-value="0430-08-29" calcext:value-type="date">
            <text:p>0430</text:p>
          </table:table-cell>
          <table:table-cell office:value-type="date" office:date-value="0430-08-29" calcext:value-type="date">
            <text:p>Aug 0430</text:p>
          </table:table-cell>
          <table:table-cell/>
        </table:table-row>
        <table:table-row table:style-name="ro1">
          <table:table-cell office:value-type="string" calcext:value-type="string">
            <text:p>John Locke</text:p>
          </table:table-cell>
          <table:table-cell office:value-type="date" office:date-value="1632-08-29" calcext:value-type="date">
            <text:p>Aug 1632</text:p>
          </table:table-cell>
          <table:table-cell table:formula="of:=[.B3]" office:value-type="date" office:date-value="1632-08-29" calcext:value-type="date">
            <text:p>1632</text:p>
          </table:table-cell>
          <table:table-cell table:formula="of:=[.E3]" office:value-type="date" office:date-value="1704-10-28" calcext:value-type="date">
            <text:p>1704</text:p>
          </table:table-cell>
          <table:table-cell office:value-type="date" office:date-value="1704-10-28" calcext:value-type="date">
            <text:p>Oct 1704</text:p>
          </table:table-cell>
          <table:table-cell/>
        </table:table-row>
        <table:table-row table:style-name="ro1">
          <table:table-cell office:value-type="string" calcext:value-type="string">
            <text:p>Baruch Spinoza</text:p>
          </table:table-cell>
          <table:table-cell office:value-type="date" office:date-value="1632-11-24" calcext:value-type="date">
            <text:p>Nov 1632</text:p>
          </table:table-cell>
          <table:table-cell table:formula="of:=[.B4]" office:value-type="date" office:date-value="1632-11-24" calcext:value-type="date">
            <text:p>1632</text:p>
          </table:table-cell>
          <table:table-cell table:formula="of:=[.E4]" office:value-type="date" office:date-value="1677-02-21" calcext:value-type="date">
            <text:p>1677</text:p>
          </table:table-cell>
          <table:table-cell office:value-type="date" office:date-value="1677-02-21" calcext:value-type="date">
            <text:p>Feb 1677</text:p>
          </table:table-cell>
          <table:table-cell/>
        </table:table-row>
        <table:table-row table:style-name="ro1">
          <table:table-cell table:style-name="ce2" office:value-type="string" calcext:value-type="string">
            <text:p>René Descartes </text:p>
          </table:table-cell>
          <table:table-cell office:value-type="date" office:date-value="1596-03-31" calcext:value-type="date">
            <text:p>Mar 1596</text:p>
          </table:table-cell>
          <table:table-cell office:value-type="date" office:date-value="1637-01-01" calcext:value-type="date">
            <text:p>1637</text:p>
          </table:table-cell>
          <table:table-cell office:value-type="date" office:date-value="1701-01-01" calcext:value-type="date">
            <text:p>1701</text:p>
          </table:table-cell>
          <table:table-cell office:value-type="date" office:date-value="1650-02-11" calcext:value-type="date">
            <text:p>Feb 1650</text:p>
          </table:table-cell>
          <table:table-cell/>
        </table:table-row>
        <table:table-row table:style-name="ro1">
          <table:table-cell office:value-type="string" calcext:value-type="string">
            <text:p>George Berkeley</text:p>
          </table:table-cell>
          <table:table-cell office:value-type="date" office:date-value="1685-03-12" calcext:value-type="date">
            <text:p>Mar 1685</text:p>
          </table:table-cell>
          <table:table-cell table:formula="of:=[.B6]" office:value-type="date" office:date-value="1685-03-12" calcext:value-type="date">
            <text:p>1685</text:p>
          </table:table-cell>
          <table:table-cell table:formula="of:=[.E6]" office:value-type="date" office:date-value="1753-01-14" calcext:value-type="date">
            <text:p>1753</text:p>
          </table:table-cell>
          <table:table-cell office:value-type="date" office:date-value="1753-01-14" calcext:value-type="date">
            <text:p>Jan 1753</text:p>
          </table:table-cell>
          <table:table-cell/>
        </table:table-row>
        <table:table-row table:style-name="ro1">
          <table:table-cell office:value-type="string" calcext:value-type="string">
            <text:p>David Hume</text:p>
          </table:table-cell>
          <table:table-cell office:value-type="date" office:date-value="1711-05-07" calcext:value-type="date">
            <text:p>May 1711</text:p>
          </table:table-cell>
          <table:table-cell office:value-type="date" office:date-value="1739-01-01" calcext:value-type="date">
            <text:p>1739</text:p>
          </table:table-cell>
          <table:table-cell office:value-type="date" office:date-value="1779-01-01" calcext:value-type="date">
            <text:p>1779</text:p>
          </table:table-cell>
          <table:table-cell office:value-type="date" office:date-value="1776-08-25" calcext:value-type="date">
            <text:p>Aug 1776</text:p>
          </table:table-cell>
          <table:table-cell office:value-type="string" calcext:value-type="string">
            <text:p>https://plato.stanford.edu/entries/hume/</text:p>
          </table:table-cell>
        </table:table-row>
        <table:table-row table:style-name="ro1">
          <table:table-cell office:value-type="string" calcext:value-type="string">
            <text:p>Thomas Reid</text:p>
          </table:table-cell>
          <table:table-cell office:value-type="date" office:date-value="1710-05-07" calcext:value-type="date">
            <text:p>May 1710</text:p>
          </table:table-cell>
          <table:table-cell office:value-type="date" office:date-value="1748-01-01" calcext:value-type="date">
            <text:p>1748</text:p>
          </table:table-cell>
          <table:table-cell office:value-type="date" office:date-value="1788-01-01" calcext:value-type="date">
            <text:p>1788</text:p>
          </table:table-cell>
          <table:table-cell office:value-type="date" office:date-value="1796-10-07" calcext:value-type="date">
            <text:p>Oct 1796</text:p>
          </table:table-cell>
          <table:table-cell office:value-type="string" calcext:value-type="string">
            <text:p>https://plato.stanford.edu/entries/reid/</text:p>
          </table:table-cell>
        </table:table-row>
        <table:table-row table:style-name="ro1">
          <table:table-cell office:value-type="string" calcext:value-type="string">
            <text:p>Immanual Kant</text:p>
          </table:table-cell>
          <table:table-cell office:value-type="date" office:date-value="1724-04-22" calcext:value-type="date">
            <text:p>Apr 1724</text:p>
          </table:table-cell>
          <table:table-cell office:value-type="date" office:date-value="1781-01-01" calcext:value-type="date">
            <text:p>1781</text:p>
          </table:table-cell>
          <table:table-cell office:value-type="date" office:date-value="1790-01-01" calcext:value-type="date">
            <text:p>1790</text:p>
          </table:table-cell>
          <table:table-cell office:value-type="date" office:date-value="1804-02-12" calcext:value-type="date">
            <text:p>Feb 1804</text:p>
          </table:table-cell>
          <table:table-cell/>
        </table:table-row>
        <table:table-row table:style-name="ro1">
          <table:table-cell office:value-type="string" calcext:value-type="string">
            <text:p>Friedrich Nietzcsche</text:p>
          </table:table-cell>
          <table:table-cell office:value-type="date" office:date-value="1844-10-14" calcext:value-type="date">
            <text:p>Oct 1844</text:p>
          </table:table-cell>
          <table:table-cell table:formula="of:=[.B10]" office:value-type="date" office:date-value="1844-10-14" calcext:value-type="date">
            <text:p>1844</text:p>
          </table:table-cell>
          <table:table-cell table:formula="of:=[.E10]" office:value-type="date" office:date-value="1900-08-24" calcext:value-type="date">
            <text:p>1900</text:p>
          </table:table-cell>
          <table:table-cell office:value-type="date" office:date-value="1900-08-24" calcext:value-type="date">
            <text:p>Aug 1900</text:p>
          </table:table-cell>
          <table:table-cell/>
        </table:table-row>
        <table:table-row table:style-name="ro1">
          <table:table-cell office:value-type="string" calcext:value-type="string">
            <text:p>Franz Brentano</text:p>
          </table:table-cell>
          <table:table-cell office:value-type="date" office:date-value="1838-01-16" calcext:value-type="date">
            <text:p>Jan 1838</text:p>
          </table:table-cell>
          <table:table-cell office:value-type="date" office:date-value="1862-01-01" calcext:value-type="date">
            <text:p>1862</text:p>
          </table:table-cell>
          <table:table-cell office:value-type="date" office:date-value="1911-01-01" calcext:value-type="date">
            <text:p>1911</text:p>
          </table:table-cell>
          <table:table-cell office:value-type="date" office:date-value="1917-03-17" calcext:value-type="date">
            <text:p>Mar 1917</text:p>
          </table:table-cell>
          <table:table-cell office:value-type="string" calcext:value-type="string">
            <text:p>https://plato.stanford.edu/entries/brentano/</text:p>
          </table:table-cell>
        </table:table-row>
        <table:table-row table:style-name="ro1">
          <table:table-cell office:value-type="string" calcext:value-type="string">
            <text:p>Ludwig Wittgenstein</text:p>
          </table:table-cell>
          <table:table-cell office:value-type="date" office:date-value="1889-04-26" calcext:value-type="date">
            <text:p>Apr 1889</text:p>
          </table:table-cell>
          <table:table-cell table:formula="of:=[.B12]" office:value-type="date" office:date-value="1889-04-26" calcext:value-type="date">
            <text:p>1889</text:p>
          </table:table-cell>
          <table:table-cell table:formula="of:=[.E12]" office:value-type="date" office:date-value="1951-04-29" calcext:value-type="date">
            <text:p>1951</text:p>
          </table:table-cell>
          <table:table-cell office:value-type="date" office:date-value="1951-04-29" calcext:value-type="date">
            <text:p>Apr 1951</text:p>
          </table:table-cell>
          <table:table-cell office:value-type="string" calcext:value-type="string">
            <text:p><text:a xlink:href="https://thephilosophyforum.com/discussion/12357/prerequisites-to-reading-wittgensteins-tractatus-logico-philosophicus" xlink:type="simple">https://thephilosophyforum.com/discussion/12357/prerequisites-to-reading-wittgensteins-tractatus-logico-philosophicus</text:a></text:p>
          </table:table-cell>
        </table:table-row>
        <table:table-row table:style-name="ro1">
          <table:table-cell office:value-type="string" calcext:value-type="string">
            <text:p>William James</text:p>
          </table:table-cell>
          <table:table-cell office:value-type="date" office:date-value="1842-01-11" calcext:value-type="date">
            <text:p>Jan 1842</text:p>
          </table:table-cell>
          <table:table-cell office:value-type="date" office:date-value="1890-01-01" calcext:value-type="date">
            <text:p>1890</text:p>
          </table:table-cell>
          <table:table-cell office:value-type="date" office:date-value="1912-01-01" calcext:value-type="date">
            <text:p>1912</text:p>
          </table:table-cell>
          <table:table-cell office:value-type="date" office:date-value="1910-08-26" calcext:value-type="date">
            <text:p>Aug 1910</text:p>
          </table:table-cell>
          <table:table-cell office:value-type="string" calcext:value-type="string">
            <text:p>https://plato.stanford.edu/entries/james/</text:p>
          </table:table-cell>
        </table:table-row>
        <table:table-row table:style-name="ro1">
          <table:table-cell office:value-type="string" calcext:value-type="string">
            <text:p>Karl Popper</text:p>
          </table:table-cell>
          <table:table-cell office:value-type="date" office:date-value="1902-07-28" calcext:value-type="date">
            <text:p>Jul 1902</text:p>
          </table:table-cell>
          <table:table-cell table:formula="of:=[.B14]" office:value-type="date" office:date-value="1902-07-28" calcext:value-type="date">
            <text:p>1902</text:p>
          </table:table-cell>
          <table:table-cell table:formula="of:=[.E14]" office:value-type="date" office:date-value="1994-09-17" calcext:value-type="date">
            <text:p>1994</text:p>
          </table:table-cell>
          <table:table-cell office:value-type="date" office:date-value="1994-09-17" calcext:value-type="date">
            <text:p>Sep 1994</text:p>
          </table:table-cell>
          <table:table-cell/>
        </table:table-row>
        <table:table-row table:style-name="ro1">
          <table:table-cell office:value-type="string" calcext:value-type="string">
            <text:p>Max Wertheimer</text:p>
          </table:table-cell>
          <table:table-cell office:value-type="date" office:date-value="1880-04-14" calcext:value-type="date">
            <text:p>Apr 1880</text:p>
          </table:table-cell>
          <table:table-cell office:value-type="date" office:date-value="1910-01-01" calcext:value-type="date">
            <text:p>1910</text:p>
          </table:table-cell>
          <table:table-cell office:value-type="date" office:date-value="1945-01-01" calcext:value-type="date">
            <text:p>1945</text:p>
          </table:table-cell>
          <table:table-cell office:value-type="date" office:date-value="1943-10-12" calcext:value-type="date">
            <text:p>Oct 1943</text:p>
          </table:table-cell>
          <table:table-cell/>
        </table:table-row>
        <table:table-row table:style-name="ro1">
          <table:table-cell office:value-type="string" calcext:value-type="string">
            <text:p>Kurt Koffka</text:p>
          </table:table-cell>
          <table:table-cell office:value-type="date" office:date-value="1886-03-12" calcext:value-type="date">
            <text:p>Mar 1886</text:p>
          </table:table-cell>
          <table:table-cell office:value-type="date" office:date-value="1910-01-01" calcext:value-type="date">
            <text:p>1910</text:p>
          </table:table-cell>
          <table:table-cell office:value-type="date" office:date-value="1940-01-01" calcext:value-type="date">
            <text:p>1940</text:p>
          </table:table-cell>
          <table:table-cell office:value-type="date" office:date-value="1941-11-22" calcext:value-type="date">
            <text:p>Nov 1941</text:p>
          </table:table-cell>
          <table:table-cell/>
        </table:table-row>
        <table:table-row table:style-name="ro1">
          <table:table-cell office:value-type="string" calcext:value-type="string">
            <text:p>Alan Turing</text:p>
          </table:table-cell>
          <table:table-cell office:value-type="date" office:date-value="1912-06-23" calcext:value-type="date">
            <text:p>Jun 1912</text:p>
          </table:table-cell>
          <table:table-cell table:formula="of:=[.B17]" office:value-type="date" office:date-value="1912-06-23" calcext:value-type="date">
            <text:p>1912</text:p>
          </table:table-cell>
          <table:table-cell table:formula="of:=[.E17]" office:value-type="date" office:date-value="1954-06-07" calcext:value-type="date">
            <text:p>1954</text:p>
          </table:table-cell>
          <table:table-cell office:value-type="date" office:date-value="1954-06-07" calcext:value-type="date">
            <text:p>Jun 1954</text:p>
          </table:table-cell>
          <table:table-cell office:value-type="string" calcext:value-type="string">
            <text:p><text:a xlink:href="https://plato.stanford.edu/entries/computational-mind/" xlink:type="simple">https://plato.stanford.edu/entries/computational-mind/</text:a></text:p>
          </table:table-cell>
        </table:table-row>
        <table:table-row table:style-name="ro1">
          <table:table-cell office:value-type="string" calcext:value-type="string">
            <text:p>Wolfgang Köhler</text:p>
          </table:table-cell>
          <table:table-cell office:value-type="date" office:date-value="1887-01-21" calcext:value-type="date">
            <text:p>Jan 1887</text:p>
          </table:table-cell>
          <table:table-cell office:value-type="date" office:date-value="1917-01-01" calcext:value-type="date">
            <text:p>1917</text:p>
          </table:table-cell>
          <table:table-cell office:value-type="date" office:date-value="1971-01-01" calcext:value-type="date">
            <text:p>1971</text:p>
          </table:table-cell>
          <table:table-cell office:value-type="date" office:date-value="1967-06-11" calcext:value-type="date">
            <text:p>Jun 1967</text:p>
          </table:table-cell>
          <table:table-cell/>
        </table:table-row>
        <table:table-row table:style-name="ro1">
          <table:table-cell office:value-type="string" calcext:value-type="string">
            <text:p>John von Neurmann</text:p>
          </table:table-cell>
          <table:table-cell office:value-type="date" office:date-value="1903-12-28" calcext:value-type="date">
            <text:p>Dec 1903</text:p>
          </table:table-cell>
          <table:table-cell office:value-type="date" office:date-value="1922-01-01" calcext:value-type="date">
            <text:p>1922</text:p>
          </table:table-cell>
          <table:table-cell office:value-type="date" office:date-value="1966-01-01" calcext:value-type="date">
            <text:p>1966</text:p>
          </table:table-cell>
          <table:table-cell office:value-type="date" office:date-value="1957-02-08" calcext:value-type="date">
            <text:p>Feb 1957</text:p>
          </table:table-cell>
          <table:table-cell/>
        </table:table-row>
        <table:table-row table:style-name="ro1">
          <table:table-cell office:value-type="string" calcext:value-type="string">
            <text:p>Hilary Putnam</text:p>
          </table:table-cell>
          <table:table-cell office:value-type="date" office:date-value="1926-07-31" calcext:value-type="date">
            <text:p>Jul 1926</text:p>
          </table:table-cell>
          <table:table-cell table:formula="of:=[.B20]" office:value-type="date" office:date-value="1926-07-31" calcext:value-type="date">
            <text:p>1926</text:p>
          </table:table-cell>
          <table:table-cell table:formula="of:=[.E20]" office:value-type="date" office:date-value="2016-03-13" calcext:value-type="date">
            <text:p>2016</text:p>
          </table:table-cell>
          <table:table-cell office:value-type="date" office:date-value="2016-03-13" calcext:value-type="date">
            <text:p>Mar 2016</text:p>
          </table:table-cell>
          <table:table-cell/>
        </table:table-row>
        <table:table-row table:style-name="ro1">
          <table:table-cell office:value-type="string" calcext:value-type="string">
            <text:p>John Searle</text:p>
          </table:table-cell>
          <table:table-cell office:value-type="date" office:date-value="1932-07-31" calcext:value-type="date">
            <text:p>Jul 1932</text:p>
          </table:table-cell>
          <table:table-cell table:formula="of:=[.B21]" office:value-type="date" office:date-value="1932-07-31" calcext:value-type="date">
            <text:p>1932</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Fred Dretske</text:p>
          </table:table-cell>
          <table:table-cell office:value-type="date" office:date-value="1932-12-09" calcext:value-type="date">
            <text:p>Dec 1932</text:p>
          </table:table-cell>
          <table:table-cell table:formula="of:=[.B22]" office:value-type="date" office:date-value="1932-12-09" calcext:value-type="date">
            <text:p>1932</text:p>
          </table:table-cell>
          <table:table-cell table:formula="of:=[.E22]" office:value-type="date" office:date-value="2013-07-24" calcext:value-type="date">
            <text:p>2013</text:p>
          </table:table-cell>
          <table:table-cell office:value-type="date" office:date-value="2013-07-24" calcext:value-type="date">
            <text:p>Jul 2013</text:p>
          </table:table-cell>
          <table:table-cell/>
        </table:table-row>
        <table:table-row table:style-name="ro1">
          <table:table-cell office:value-type="string" calcext:value-type="string">
            <text:p>Jean-Pierre Changeux </text:p>
          </table:table-cell>
          <table:table-cell office:value-type="date" office:date-value="1936-04-06" calcext:value-type="date">
            <text:p>Apr 1936</text:p>
          </table:table-cell>
          <table:table-cell table:formula="of:=[.B23]" office:value-type="date" office:date-value="1936-04-06" calcext:value-type="date">
            <text:p>1936</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Saul A. Kripke</text:p>
          </table:table-cell>
          <table:table-cell office:value-type="date" office:date-value="1940-11-13" calcext:value-type="date">
            <text:p>Nov 1940</text:p>
          </table:table-cell>
          <table:table-cell table:formula="of:=[.B24]" office:value-type="date" office:date-value="1940-11-13" calcext:value-type="date">
            <text:p>1940</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Daniel Dennet</text:p>
          </table:table-cell>
          <table:table-cell office:value-type="date" office:date-value="1942-03-28" calcext:value-type="date">
            <text:p>Mar 1942</text:p>
          </table:table-cell>
          <table:table-cell table:formula="of:=[.B25]" office:value-type="date" office:date-value="1942-03-28" calcext:value-type="date">
            <text:p>1942</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Warren McCulloch</text:p>
          </table:table-cell>
          <table:table-cell office:value-type="date" office:date-value="1898-11-16" calcext:value-type="date">
            <text:p>Nov 1898</text:p>
          </table:table-cell>
          <table:table-cell office:value-type="date" office:date-value="1943-01-01" calcext:value-type="date">
            <text:p>1943</text:p>
          </table:table-cell>
          <table:table-cell table:formula="of:=[.E26]" office:value-type="date" office:date-value="1969-09-24" calcext:value-type="date">
            <text:p>1969</text:p>
          </table:table-cell>
          <table:table-cell office:value-type="date" office:date-value="1969-09-24" calcext:value-type="date">
            <text:p>Sep 1969</text:p>
          </table:table-cell>
          <table:table-cell office:value-type="string" calcext:value-type="string">
            <text:p>Warren McCulloch and Walter Pitts (1943) first suggested that something resembling the Turing machine might provide a good model for the mind.</text:p>
          </table:table-cell>
        </table:table-row>
        <table:table-row table:style-name="ro1">
          <table:table-cell office:value-type="string" calcext:value-type="string">
            <text:p>Walter Pitts</text:p>
          </table:table-cell>
          <table:table-cell office:value-type="date" office:date-value="1923-04-23" calcext:value-type="date">
            <text:p>Apr 1923</text:p>
          </table:table-cell>
          <table:table-cell office:value-type="date" office:date-value="1943-01-01" calcext:value-type="date">
            <text:p>1943</text:p>
          </table:table-cell>
          <table:table-cell table:formula="of:=[.E27]" office:value-type="date" office:date-value="1969-05-14" calcext:value-type="date">
            <text:p>1969</text:p>
          </table:table-cell>
          <table:table-cell office:value-type="date" office:date-value="1969-05-14" calcext:value-type="date">
            <text:p>May 1969</text:p>
          </table:table-cell>
          <table:table-cell office:value-type="string" calcext:value-type="string">
            <text:p>Warren McCulloch and Walter Pitts (1943) first suggested that something resembling the Turing machine might provide a good model for the mind.</text:p>
          </table:table-cell>
        </table:table-row>
        <table:table-row table:style-name="ro1">
          <table:table-cell office:value-type="string" calcext:value-type="string">
            <text:p>William G. Lycan</text:p>
          </table:table-cell>
          <table:table-cell office:value-type="date" office:date-value="1945-09-26" calcext:value-type="date">
            <text:p>Sep 1945</text:p>
          </table:table-cell>
          <table:table-cell table:formula="of:=[.B28]" office:value-type="date" office:date-value="1945-09-26" calcext:value-type="date">
            <text:p>1945</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Francis Crick</text:p>
          </table:table-cell>
          <table:table-cell office:value-type="date" office:date-value="1916-06-08" calcext:value-type="date">
            <text:p>Jun 1916</text:p>
          </table:table-cell>
          <table:table-cell office:value-type="date" office:date-value="1947-01-01" calcext:value-type="date">
            <text:p>1947</text:p>
          </table:table-cell>
          <table:table-cell table:formula="of:=[.E29]" office:value-type="date" office:date-value="2004-07-28" calcext:value-type="date">
            <text:p>2004</text:p>
          </table:table-cell>
          <table:table-cell office:value-type="date" office:date-value="2004-07-28" calcext:value-type="date">
            <text:p>Jul 2004</text:p>
          </table:table-cell>
          <table:table-cell/>
        </table:table-row>
        <table:table-row table:style-name="ro1">
          <table:table-cell office:value-type="string" calcext:value-type="string">
            <text:p>Michael Tye</text:p>
          </table:table-cell>
          <table:table-cell office:value-type="date" office:date-value="1950-01-01" calcext:value-type="date">
            <text:p>Jan 1950</text:p>
          </table:table-cell>
          <table:table-cell table:formula="of:=[.B30]" office:value-type="date" office:date-value="1950-01-01" calcext:value-type="date">
            <text:p>1950</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Peter Carruthers</text:p>
          </table:table-cell>
          <table:table-cell office:value-type="date" office:date-value="1952-06-16" calcext:value-type="date">
            <text:p>Jun 1952</text:p>
          </table:table-cell>
          <table:table-cell table:formula="of:=[.B31]" office:value-type="date" office:date-value="1952-06-16" calcext:value-type="date">
            <text:p>1952</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Robert Rosenthal</text:p>
          </table:table-cell>
          <table:table-cell office:value-type="date" office:date-value="1933-03-02" calcext:value-type="date">
            <text:p>Mar 1933</text:p>
          </table:table-cell>
          <table:table-cell office:value-type="date" office:date-value="1962-01-01" calcext:value-type="date">
            <text:p>1962</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Jerry Fodor</text:p>
          </table:table-cell>
          <table:table-cell office:value-type="date" office:date-value="1935-04-22" calcext:value-type="date">
            <text:p>Apr 1935</text:p>
          </table:table-cell>
          <table:table-cell office:value-type="date" office:date-value="1968-01-01" calcext:value-type="date">
            <text:p>1968</text:p>
          </table:table-cell>
          <table:table-cell office:value-type="date" office:date-value="2008-01-01" calcext:value-type="date">
            <text:p>2008</text:p>
          </table:table-cell>
          <table:table-cell office:value-type="date" office:date-value="2017-11-29" calcext:value-type="date">
            <text:p>Nov 2017</text:p>
          </table:table-cell>
          <table:table-cell office:value-type="string" calcext:value-type="string">
            <text:p>Fodor (1975, 1981, 1987, 1990, 1994, 2008) advocates a version of CCTM that accommodates systematicity and productivity much more satisfactorily. He shifts attention to the symbols manipulated during Turing-style computation.</text:p>
          </table:table-cell>
        </table:table-row>
        <table:table-row table:style-name="ro1">
          <table:table-cell office:value-type="string" calcext:value-type="string">
            <text:p>Ned Block</text:p>
          </table:table-cell>
          <table:table-cell office:value-type="date" office:date-value="1942-01-01" calcext:value-type="date">
            <text:p>Jan 1942</text:p>
          </table:table-cell>
          <table:table-cell office:value-type="date" office:date-value="1971-01-01" calcext:value-type="date">
            <text:p>1971</text:p>
          </table:table-cell>
          <table:table-cell table:formula="of:=NOW()" office:value-type="date" office:date-value="2022-01-16T22:19:21.33" calcext:value-type="date">
            <text:p>2022</text:p>
          </table:table-cell>
          <table:table-cell/>
          <table:table-cell office:value-type="string" calcext:value-type="string">
            <text:p>Studied under Putnam</text:p>
          </table:table-cell>
        </table:table-row>
        <table:table-row table:style-name="ro1">
          <table:table-cell office:value-type="string" calcext:value-type="string">
            <text:p>Christof Koch</text:p>
          </table:table-cell>
          <table:table-cell office:value-type="date" office:date-value="1956-11-13" calcext:value-type="date">
            <text:p>Nov 1956</text:p>
          </table:table-cell>
          <table:table-cell office:value-type="date" office:date-value="1986-01-01" calcext:value-type="date">
            <text:p>1986</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Bernard Baars</text:p>
          </table:table-cell>
          <table:table-cell office:value-type="date" office:date-value="1946-01-01" calcext:value-type="date">
            <text:p>Jan 1946</text:p>
          </table:table-cell>
          <table:table-cell office:value-type="date" office:date-value="1988-01-01" calcext:value-type="date">
            <text:p>1988</text:p>
          </table:table-cell>
          <table:table-cell table:formula="of:=NOW()" office:value-type="date" office:date-value="2022-01-16T22:19:21.33" calcext:value-type="date">
            <text:p>2022</text:p>
          </table:table-cell>
          <table:table-cell/>
          <table:table-cell office:value-type="string" calcext:value-type="string">
            <text:p>http://ccrg.cs.memphis.edu/papers.html</text:p>
          </table:table-cell>
        </table:table-row>
        <table:table-row table:style-name="ro1">
          <table:table-cell office:value-type="string" calcext:value-type="string">
            <text:p>Stanislas Dehaene</text:p>
          </table:table-cell>
          <table:table-cell office:value-type="date" office:date-value="1965-05-12" calcext:value-type="date">
            <text:p>May 1965</text:p>
          </table:table-cell>
          <table:table-cell office:value-type="date" office:date-value="1992-01-01" calcext:value-type="date">
            <text:p>1992</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David Chalmers</text:p>
          </table:table-cell>
          <table:table-cell office:value-type="date" office:date-value="1966-04-20" calcext:value-type="date">
            <text:p>Apr 1966</text:p>
          </table:table-cell>
          <table:table-cell office:value-type="date" office:date-value="1994-01-01" calcext:value-type="date">
            <text:p>1994</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Michael Graziano</text:p>
          </table:table-cell>
          <table:table-cell office:value-type="date" office:date-value="1967-05-22" calcext:value-type="date">
            <text:p>May 1967</text:p>
          </table:table-cell>
          <table:table-cell office:value-type="date" office:date-value="1996-01-01" calcext:value-type="date">
            <text:p>1996</text:p>
          </table:table-cell>
          <table:table-cell table:formula="of:=NOW()" office:value-type="date" office:date-value="2022-01-16T22:19:21.33" calcext:value-type="date">
            <text:p>2022</text:p>
          </table:table-cell>
          <table:table-cell table:number-columns-repeated="2"/>
        </table:table-row>
        <table:table-row table:style-name="ro1">
          <table:table-cell office:value-type="string" calcext:value-type="string">
            <text:p>Victor Lamme</text:p>
          </table:table-cell>
          <table:table-cell/>
          <table:table-cell office:value-type="date" office:date-value="1996-01-01" calcext:value-type="date">
            <text:p>1996</text:p>
          </table:table-cell>
          <table:table-cell table:formula="of:=NOW()" office:value-type="date" office:date-value="2022-01-16T22:19:21.33" calcext:value-type="date">
            <text:p>2022</text:p>
          </table:table-cell>
          <table:table-cell table:number-columns-repeated="2"/>
        </table:table-row>
        <table:table-row table:style-name="ro1" table:number-rows-repeated="1048535">
          <table:table-cell table:number-columns-repeated="6"/>
        </table:table-row>
        <table:table-row table:style-name="ro1">
          <table:table-cell table:number-columns-repeated="6"/>
        </table:table-row>
      </table:table>
      <table:table table:name="Theories" table:style-name="ta1">
        <table:table-column table:style-name="co1" table:default-cell-style-name="Default"/>
        <table:table-column table:style-name="co2" table:number-columns-repeated="2" table:default-cell-style-name="ce6"/>
        <table:table-column table:style-name="co5" table:default-cell-style-name="Default"/>
        <table:table-row table:style-name="ro1">
          <table:table-cell table:style-name="ce1" office:value-type="string" calcext:value-type="string">
            <text:p>Author</text:p>
          </table:table-cell>
          <table:table-cell table:style-name="ce5" office:value-type="string" calcext:value-type="string">
            <text:p>First Publish</text:p>
          </table:table-cell>
          <table:table-cell table:style-name="ce5" office:value-type="string" calcext:value-type="string">
            <text:p>Last Publish</text:p>
          </table:table-cell>
          <table:table-cell table:style-name="ce1" office:value-type="string" calcext:value-type="string">
            <text:p>Notes</text:p>
          </table:table-cell>
        </table:table-row>
        <table:table-row table:style-name="ro1">
          <table:table-cell office:value-type="string" calcext:value-type="string">
            <text:p>RTM - Representational theory of mind</text:p>
          </table:table-cell>
          <table:table-cell table:number-columns-repeated="2"/>
          <table:table-cell office:value-type="string" calcext:value-type="string">
            <text:p>Started by Fodor</text:p>
          </table:table-cell>
        </table:table-row>
        <table:table-row table:style-name="ro1">
          <table:table-cell office:value-type="string" calcext:value-type="string">
            <text:p>Gestalt psychology</text:p>
          </table:table-cell>
          <table:table-cell office:value-type="date" office:date-value="1910-01-01" calcext:value-type="date">
            <text:p>1910</text:p>
          </table:table-cell>
          <table:table-cell table:number-columns-repeated="2"/>
        </table:table-row>
        <table:table-row table:style-name="ro2">
          <table:table-cell office:value-type="string" calcext:value-type="string">
            <text:p>Unity of Consciousness</text:p>
          </table:table-cell>
          <table:table-cell office:value-type="date" office:date-value="1781-01-01" calcext:value-type="date">
            <text:p>1781</text:p>
          </table:table-cell>
          <table:table-cell/>
          <table:table-cell office:value-type="string" calcext:value-type="string">
            <text:p><text:a xlink:href="https://plato.stanford.edu/entries/consciousness-unity/" xlink:type="simple">https://plato.stanford.edu/entries/consciousness-unity/</text:a></text:p>
            <text:p>After decades of neglect, the last third of the 20th century saw a resurgence of interest in unified consciousness among analytic philosophers. It began with influential commentaries on Kant in the 1960s (Strawson 1966; Bennett 1966, see also his 1974), as well as discussions by Nagel (1971) and Parfit (1971, 1984). More recently, quite a number of philosophers and a few psychologists have written on the subject, including Marks (1981), Trevarthen (1984), Lockwood (1989, 1994), Hill (1991), Brook (1994), Marcel (1994), Hurley (1994, 1998), Shoemaker (1996, 2003), O’Brien and Opie (1998). The first decades of the 21st century have seen a lot of important new work on the subject: Dainton (2000), Stevenson (2000), Bayne and Chalmers (2003), Hurley (2003), Kennett and Matthews (2003), Rosenthal (2003), Radden (2003), Tye (2003), Zeki (2003), Nikolinakos (2004), Brook and Raymont (2006), LaRock (2007), and Bayne (2008, 2010, the latter a book-length study). Cleeremans (2003) is an excellent collection containing papers by philosophers such as Bayne, Chalmers, Hurley, Shoemaker, Cotterill, and Thompson and psychologists such as Triesman, Humphreys, Engel, Diennes, Perner, and Varela. Blackmore (2004, especially ch. 17) is a good, scientifically-oriented introduction. The section on the unity of consciousness in PhilPapers has 391 entries (as of April 2017), the vast majority from the last twenty years (see Other Internet Resources).</text:p>
          </table:table-cell>
        </table:table-row>
        <table:table-row table:style-name="ro1">
          <table:table-cell office:value-type="string" calcext:value-type="string">
            <text:p>Temporal Consciousness</text:p>
          </table:table-cell>
          <table:table-cell office:value-type="date" office:date-value="0354-01-02" calcext:value-type="date">
            <text:p>0354</text:p>
          </table:table-cell>
          <table:table-cell/>
          <table:table-cell office:value-type="string" calcext:value-type="string">
            <text:p>https://plato.stanford.edu/entries/consciousness-temporal/</text:p>
          </table:table-cell>
        </table:table-row>
        <table:table-row table:style-name="ro1">
          <table:table-cell office:value-type="string" calcext:value-type="string">
            <text:p>Global Neuronal Workspace</text:p>
          </table:table-cell>
          <table:table-cell table:number-columns-repeated="3"/>
        </table:table-row>
        <table:table-row table:style-name="ro1">
          <table:table-cell office:value-type="string" calcext:value-type="string">
            <text:p>Recurrent Processing Theory</text:p>
          </table:table-cell>
          <table:table-cell table:number-columns-repeated="2"/>
          <table:table-cell office:value-type="string" calcext:value-type="string">
            <text:p>https://plato.stanford.edu/entries/consciousness-neuroscience/</text:p>
          </table:table-cell>
        </table:table-row>
        <table:table-row table:style-name="ro1">
          <table:table-cell office:value-type="string" calcext:value-type="string">
            <text:p>Higher-Order Theory</text:p>
          </table:table-cell>
          <table:table-cell table:number-columns-repeated="3"/>
        </table:table-row>
        <table:table-row table:style-name="ro1">
          <table:table-cell office:value-type="string" calcext:value-type="string">
            <text:p>Information Integration Theory</text:p>
          </table:table-cell>
          <table:table-cell table:number-columns-repeated="3"/>
        </table:table-row>
        <table:table-row table:style-name="ro1" table:number-rows-repeated="1048566">
          <table:table-cell table:number-columns-repeated="4"/>
        </table:table-row>
        <table:table-row table:style-name="ro1">
          <table:table-cell table:number-columns-repeated="4"/>
        </table:table-row>
      </table:table>
      <table:table table:name="Authors-Plot" table:style-name="ta1">
        <table:shapes>
          <draw:frame draw:z-index="0" draw:style-name="gr1" draw:text-style-name="P1" svg:width="33.401cm" svg:height="18.647cm" svg:x="15.049cm" svg:y="1.142cm">
            <draw:object draw:notify-on-update-of-ranges="'Authors-Plot'.A1:'Authors-Plot'.A1 'Authors-Plot'.A2:'Authors-Plot'.A40 'Authors-Plot'.B1:'Authors-Plot'.B1 'Authors-Plot'.B2:'Authors-Plot'.B40 'Authors-Plot'.C1:'Authors-Plot'.C1 'Authors-Plot'.C2:'Authors-Plot'.C40 'Authors-Plot'.D1:'Authors-Plot'.D1 'Authors-Plot'.D2:'Authors-Plot'.D40 'Authors-Plot'.E1:'Authors-Plot'.E1 'Authors-Plot'.E2:'Authors-Plot'.E40" xlink:href="./Object 4" xlink:type="simple" xlink:show="embed" xlink:actuate="onLoad">
              <loext:p/>
            </draw:object>
            <draw:image xlink:href="./ObjectReplacements/Object 4" xlink:type="simple" xlink:show="embed" xlink:actuate="onLoad"/>
          </draw:frame>
        </table:shapes>
        <table:table-column table:style-name="co7" table:default-cell-style-name="Default"/>
        <table:table-column table:style-name="co6" table:number-columns-repeated="4" table:default-cell-style-name="ce6"/>
        <table:table-column table:style-name="co6" table:number-columns-repeated="3" table:default-cell-style-name="Default"/>
        <table:table-row table:style-name="ro1">
          <table:table-cell office:value-type="string" calcext:value-type="string">
            <text:p>Author</text:p>
          </table:table-cell>
          <table:table-cell table:style-name="Default" office:value-type="string" calcext:value-type="string">
            <text:p>Open (Start)</text:p>
          </table:table-cell>
          <table:table-cell table:style-name="Default" office:value-type="string" calcext:value-type="string">
            <text:p>High (Born)</text:p>
          </table:table-cell>
          <table:table-cell table:style-name="Default" office:value-type="string" calcext:value-type="string">
            <text:p>Low (Death)</text:p>
          </table:table-cell>
          <table:table-cell table:style-name="Default" office:value-type="string" calcext:value-type="string">
            <text:p>Close (Finish)</text:p>
          </table:table-cell>
          <table:table-cell table:number-columns-repeated="3"/>
        </table:table-row>
        <table:table-row table:style-name="ro1">
          <table:table-cell table:formula="of:=[$Authors.A2]" office:value-type="string" office:string-value="Augustine of Hippo" calcext:value-type="string">
            <text:p>Augustine of Hippo</text:p>
          </table:table-cell>
          <table:table-cell table:formula="of:=[$Authors.C2]" office:value-type="date" office:date-value="0354-11-14" calcext:value-type="date">
            <text:p>0354</text:p>
          </table:table-cell>
          <table:table-cell table:formula="of:=[$Authors.B2]" office:value-type="date" office:date-value="0354-11-14" calcext:value-type="date">
            <text:p>0354</text:p>
          </table:table-cell>
          <table:table-cell table:formula="of:=IF(ISBLANK([$Authors.E2]);NOW();[$Authors.E2])" office:value-type="date" office:date-value="0430-08-29" calcext:value-type="date">
            <text:p>0430</text:p>
          </table:table-cell>
          <table:table-cell table:formula="of:=[$Authors.D2]" office:value-type="date" office:date-value="0430-08-29" calcext:value-type="date">
            <text:p>0430</text:p>
          </table:table-cell>
          <table:table-cell table:number-columns-repeated="3"/>
        </table:table-row>
        <table:table-row table:style-name="ro1">
          <table:table-cell table:formula="of:=[$Authors.A3]" office:value-type="string" office:string-value="John Locke" calcext:value-type="string">
            <text:p>John Locke</text:p>
          </table:table-cell>
          <table:table-cell table:formula="of:=[$Authors.C3]" office:value-type="date" office:date-value="1632-08-29" calcext:value-type="date">
            <text:p>1632</text:p>
          </table:table-cell>
          <table:table-cell table:formula="of:=[$Authors.B3]" office:value-type="date" office:date-value="1632-08-29" calcext:value-type="date">
            <text:p>1632</text:p>
          </table:table-cell>
          <table:table-cell table:formula="of:=IF(ISBLANK([$Authors.E3]);NOW();[$Authors.E3])" office:value-type="date" office:date-value="1704-10-28" calcext:value-type="date">
            <text:p>1704</text:p>
          </table:table-cell>
          <table:table-cell table:formula="of:=[$Authors.D3]" office:value-type="date" office:date-value="1704-10-28" calcext:value-type="date">
            <text:p>1704</text:p>
          </table:table-cell>
          <table:table-cell table:number-columns-repeated="3"/>
        </table:table-row>
        <table:table-row table:style-name="ro1">
          <table:table-cell table:formula="of:=[$Authors.A4]" office:value-type="string" office:string-value="Baruch Spinoza" calcext:value-type="string">
            <text:p>Baruch Spinoza</text:p>
          </table:table-cell>
          <table:table-cell table:formula="of:=[$Authors.C4]" office:value-type="date" office:date-value="1632-11-24" calcext:value-type="date">
            <text:p>1632</text:p>
          </table:table-cell>
          <table:table-cell table:formula="of:=[$Authors.B4]" office:value-type="date" office:date-value="1632-11-24" calcext:value-type="date">
            <text:p>1632</text:p>
          </table:table-cell>
          <table:table-cell table:formula="of:=IF(ISBLANK([$Authors.E4]);NOW();[$Authors.E4])" office:value-type="date" office:date-value="1677-02-21" calcext:value-type="date">
            <text:p>1677</text:p>
          </table:table-cell>
          <table:table-cell table:formula="of:=[$Authors.D4]" office:value-type="date" office:date-value="1677-02-21" calcext:value-type="date">
            <text:p>1677</text:p>
          </table:table-cell>
          <table:table-cell table:number-columns-repeated="3"/>
        </table:table-row>
        <table:table-row table:style-name="ro1">
          <table:table-cell table:formula="of:=[$Authors.A5]" office:value-type="string" office:string-value="René Descartes " calcext:value-type="string">
            <text:p>René Descartes </text:p>
          </table:table-cell>
          <table:table-cell table:formula="of:=[$Authors.C5]" office:value-type="date" office:date-value="1637-01-01" calcext:value-type="date">
            <text:p>1637</text:p>
          </table:table-cell>
          <table:table-cell table:formula="of:=[$Authors.B5]" office:value-type="date" office:date-value="1596-03-31" calcext:value-type="date">
            <text:p>1596</text:p>
          </table:table-cell>
          <table:table-cell table:formula="of:=IF(ISBLANK([$Authors.E5]);NOW();[$Authors.E5])" office:value-type="date" office:date-value="1650-02-11" calcext:value-type="date">
            <text:p>1650</text:p>
          </table:table-cell>
          <table:table-cell table:formula="of:=[$Authors.D5]" office:value-type="date" office:date-value="1701-01-01" calcext:value-type="date">
            <text:p>1701</text:p>
          </table:table-cell>
          <table:table-cell table:number-columns-repeated="3"/>
        </table:table-row>
        <table:table-row table:style-name="ro1">
          <table:table-cell table:formula="of:=[$Authors.A6]" office:value-type="string" office:string-value="George Berkeley" calcext:value-type="string">
            <text:p>George Berkeley</text:p>
          </table:table-cell>
          <table:table-cell table:formula="of:=[$Authors.C6]" office:value-type="date" office:date-value="1685-03-12" calcext:value-type="date">
            <text:p>1685</text:p>
          </table:table-cell>
          <table:table-cell table:formula="of:=[$Authors.B6]" office:value-type="date" office:date-value="1685-03-12" calcext:value-type="date">
            <text:p>1685</text:p>
          </table:table-cell>
          <table:table-cell table:formula="of:=IF(ISBLANK([$Authors.E6]);NOW();[$Authors.E6])" office:value-type="date" office:date-value="1753-01-14" calcext:value-type="date">
            <text:p>1753</text:p>
          </table:table-cell>
          <table:table-cell table:formula="of:=[$Authors.D6]" office:value-type="date" office:date-value="1753-01-14" calcext:value-type="date">
            <text:p>1753</text:p>
          </table:table-cell>
          <table:table-cell table:number-columns-repeated="3"/>
        </table:table-row>
        <table:table-row table:style-name="ro1">
          <table:table-cell table:formula="of:=[$Authors.A7]" office:value-type="string" office:string-value="David Hume" calcext:value-type="string">
            <text:p>David Hume</text:p>
          </table:table-cell>
          <table:table-cell table:formula="of:=[$Authors.C7]" office:value-type="date" office:date-value="1739-01-01" calcext:value-type="date">
            <text:p>1739</text:p>
          </table:table-cell>
          <table:table-cell table:formula="of:=[$Authors.B7]" office:value-type="date" office:date-value="1711-05-07" calcext:value-type="date">
            <text:p>1711</text:p>
          </table:table-cell>
          <table:table-cell table:formula="of:=IF(ISBLANK([$Authors.E7]);NOW();[$Authors.E7])" office:value-type="date" office:date-value="1776-08-25" calcext:value-type="date">
            <text:p>1776</text:p>
          </table:table-cell>
          <table:table-cell table:formula="of:=[$Authors.D7]" office:value-type="date" office:date-value="1779-01-01" calcext:value-type="date">
            <text:p>1779</text:p>
          </table:table-cell>
          <table:table-cell table:number-columns-repeated="3"/>
        </table:table-row>
        <table:table-row table:style-name="ro1">
          <table:table-cell table:formula="of:=[$Authors.A8]" office:value-type="string" office:string-value="Thomas Reid" calcext:value-type="string">
            <text:p>Thomas Reid</text:p>
          </table:table-cell>
          <table:table-cell table:formula="of:=[$Authors.C8]" office:value-type="date" office:date-value="1748-01-01" calcext:value-type="date">
            <text:p>1748</text:p>
          </table:table-cell>
          <table:table-cell table:formula="of:=[$Authors.B8]" office:value-type="date" office:date-value="1710-05-07" calcext:value-type="date">
            <text:p>1710</text:p>
          </table:table-cell>
          <table:table-cell table:formula="of:=IF(ISBLANK([$Authors.E8]);NOW();[$Authors.E8])" office:value-type="date" office:date-value="1796-10-07" calcext:value-type="date">
            <text:p>1796</text:p>
          </table:table-cell>
          <table:table-cell table:formula="of:=[$Authors.D8]" office:value-type="date" office:date-value="1788-01-01" calcext:value-type="date">
            <text:p>1788</text:p>
          </table:table-cell>
          <table:table-cell table:number-columns-repeated="3"/>
        </table:table-row>
        <table:table-row table:style-name="ro1">
          <table:table-cell table:formula="of:=[$Authors.A9]" office:value-type="string" office:string-value="Immanual Kant" calcext:value-type="string">
            <text:p>Immanual Kant</text:p>
          </table:table-cell>
          <table:table-cell table:formula="of:=[$Authors.C9]" office:value-type="date" office:date-value="1781-01-01" calcext:value-type="date">
            <text:p>1781</text:p>
          </table:table-cell>
          <table:table-cell table:formula="of:=[$Authors.B9]" office:value-type="date" office:date-value="1724-04-22" calcext:value-type="date">
            <text:p>1724</text:p>
          </table:table-cell>
          <table:table-cell table:formula="of:=IF(ISBLANK([$Authors.E9]);NOW();[$Authors.E9])" office:value-type="date" office:date-value="1804-02-12" calcext:value-type="date">
            <text:p>1804</text:p>
          </table:table-cell>
          <table:table-cell table:formula="of:=[$Authors.D9]" office:value-type="date" office:date-value="1790-01-01" calcext:value-type="date">
            <text:p>1790</text:p>
          </table:table-cell>
          <table:table-cell table:number-columns-repeated="3"/>
        </table:table-row>
        <table:table-row table:style-name="ro1">
          <table:table-cell table:formula="of:=[$Authors.A10]" office:value-type="string" office:string-value="Friedrich Nietzcsche" calcext:value-type="string">
            <text:p>Friedrich Nietzcsche</text:p>
          </table:table-cell>
          <table:table-cell table:formula="of:=[$Authors.C10]" office:value-type="date" office:date-value="1844-10-14" calcext:value-type="date">
            <text:p>1844</text:p>
          </table:table-cell>
          <table:table-cell table:formula="of:=[$Authors.B10]" office:value-type="date" office:date-value="1844-10-14" calcext:value-type="date">
            <text:p>1844</text:p>
          </table:table-cell>
          <table:table-cell table:formula="of:=IF(ISBLANK([$Authors.E10]);NOW();[$Authors.E10])" office:value-type="date" office:date-value="1900-08-24" calcext:value-type="date">
            <text:p>1900</text:p>
          </table:table-cell>
          <table:table-cell table:formula="of:=[$Authors.D10]" office:value-type="date" office:date-value="1900-08-24" calcext:value-type="date">
            <text:p>1900</text:p>
          </table:table-cell>
          <table:table-cell table:number-columns-repeated="3"/>
        </table:table-row>
        <table:table-row table:style-name="ro1">
          <table:table-cell table:formula="of:=[$Authors.A11]" office:value-type="string" office:string-value="Franz Brentano" calcext:value-type="string">
            <text:p>Franz Brentano</text:p>
          </table:table-cell>
          <table:table-cell table:formula="of:=[$Authors.C11]" office:value-type="date" office:date-value="1862-01-01" calcext:value-type="date">
            <text:p>1862</text:p>
          </table:table-cell>
          <table:table-cell table:formula="of:=[$Authors.B11]" office:value-type="date" office:date-value="1838-01-16" calcext:value-type="date">
            <text:p>1838</text:p>
          </table:table-cell>
          <table:table-cell table:formula="of:=IF(ISBLANK([$Authors.E11]);NOW();[$Authors.E11])" office:value-type="date" office:date-value="1917-03-17" calcext:value-type="date">
            <text:p>1917</text:p>
          </table:table-cell>
          <table:table-cell table:formula="of:=[$Authors.D11]" office:value-type="date" office:date-value="1911-01-01" calcext:value-type="date">
            <text:p>1911</text:p>
          </table:table-cell>
          <table:table-cell table:number-columns-repeated="3"/>
        </table:table-row>
        <table:table-row table:style-name="ro1">
          <table:table-cell table:formula="of:=[$Authors.A12]" office:value-type="string" office:string-value="Ludwig Wittgenstein" calcext:value-type="string">
            <text:p>Ludwig Wittgenstein</text:p>
          </table:table-cell>
          <table:table-cell table:formula="of:=[$Authors.C12]" office:value-type="date" office:date-value="1889-04-26" calcext:value-type="date">
            <text:p>1889</text:p>
          </table:table-cell>
          <table:table-cell table:formula="of:=[$Authors.B12]" office:value-type="date" office:date-value="1889-04-26" calcext:value-type="date">
            <text:p>1889</text:p>
          </table:table-cell>
          <table:table-cell table:formula="of:=IF(ISBLANK([$Authors.E12]);NOW();[$Authors.E12])" office:value-type="date" office:date-value="1951-04-29" calcext:value-type="date">
            <text:p>1951</text:p>
          </table:table-cell>
          <table:table-cell table:formula="of:=[$Authors.D12]" office:value-type="date" office:date-value="1951-04-29" calcext:value-type="date">
            <text:p>1951</text:p>
          </table:table-cell>
          <table:table-cell table:number-columns-repeated="3"/>
        </table:table-row>
        <table:table-row table:style-name="ro1">
          <table:table-cell table:formula="of:=[$Authors.A13]" office:value-type="string" office:string-value="William James" calcext:value-type="string">
            <text:p>William James</text:p>
          </table:table-cell>
          <table:table-cell table:formula="of:=[$Authors.C13]" office:value-type="date" office:date-value="1890-01-01" calcext:value-type="date">
            <text:p>1890</text:p>
          </table:table-cell>
          <table:table-cell table:formula="of:=[$Authors.B13]" office:value-type="date" office:date-value="1842-01-11" calcext:value-type="date">
            <text:p>1842</text:p>
          </table:table-cell>
          <table:table-cell table:formula="of:=IF(ISBLANK([$Authors.E13]);NOW();[$Authors.E13])" office:value-type="date" office:date-value="1910-08-26" calcext:value-type="date">
            <text:p>1910</text:p>
          </table:table-cell>
          <table:table-cell table:formula="of:=[$Authors.D13]" office:value-type="date" office:date-value="1912-01-01" calcext:value-type="date">
            <text:p>1912</text:p>
          </table:table-cell>
          <table:table-cell table:number-columns-repeated="3"/>
        </table:table-row>
        <table:table-row table:style-name="ro1">
          <table:table-cell table:formula="of:=[$Authors.A14]" office:value-type="string" office:string-value="Karl Popper" calcext:value-type="string">
            <text:p>Karl Popper</text:p>
          </table:table-cell>
          <table:table-cell table:formula="of:=[$Authors.C14]" office:value-type="date" office:date-value="1902-07-28" calcext:value-type="date">
            <text:p>1902</text:p>
          </table:table-cell>
          <table:table-cell table:formula="of:=[$Authors.B14]" office:value-type="date" office:date-value="1902-07-28" calcext:value-type="date">
            <text:p>1902</text:p>
          </table:table-cell>
          <table:table-cell table:formula="of:=IF(ISBLANK([$Authors.E14]);NOW();[$Authors.E14])" office:value-type="date" office:date-value="1994-09-17" calcext:value-type="date">
            <text:p>1994</text:p>
          </table:table-cell>
          <table:table-cell table:formula="of:=[$Authors.D14]" office:value-type="date" office:date-value="1994-09-17" calcext:value-type="date">
            <text:p>1994</text:p>
          </table:table-cell>
          <table:table-cell table:number-columns-repeated="3"/>
        </table:table-row>
        <table:table-row table:style-name="ro1">
          <table:table-cell table:formula="of:=[$Authors.A15]" office:value-type="string" office:string-value="Max Wertheimer" calcext:value-type="string">
            <text:p>Max Wertheimer</text:p>
          </table:table-cell>
          <table:table-cell table:formula="of:=[$Authors.C15]" office:value-type="date" office:date-value="1910-01-01" calcext:value-type="date">
            <text:p>1910</text:p>
          </table:table-cell>
          <table:table-cell table:formula="of:=[$Authors.B15]" office:value-type="date" office:date-value="1880-04-14" calcext:value-type="date">
            <text:p>1880</text:p>
          </table:table-cell>
          <table:table-cell table:formula="of:=IF(ISBLANK([$Authors.E15]);NOW();[$Authors.E15])" office:value-type="date" office:date-value="1943-10-12" calcext:value-type="date">
            <text:p>1943</text:p>
          </table:table-cell>
          <table:table-cell table:formula="of:=[$Authors.D15]" office:value-type="date" office:date-value="1945-01-01" calcext:value-type="date">
            <text:p>1945</text:p>
          </table:table-cell>
          <table:table-cell table:number-columns-repeated="3"/>
        </table:table-row>
        <table:table-row table:style-name="ro1">
          <table:table-cell table:formula="of:=[$Authors.A16]" office:value-type="string" office:string-value="Kurt Koffka" calcext:value-type="string">
            <text:p>Kurt Koffka</text:p>
          </table:table-cell>
          <table:table-cell table:formula="of:=[$Authors.C16]" office:value-type="date" office:date-value="1910-01-01" calcext:value-type="date">
            <text:p>1910</text:p>
          </table:table-cell>
          <table:table-cell table:formula="of:=[$Authors.B16]" office:value-type="date" office:date-value="1886-03-12" calcext:value-type="date">
            <text:p>1886</text:p>
          </table:table-cell>
          <table:table-cell table:formula="of:=IF(ISBLANK([$Authors.E16]);NOW();[$Authors.E16])" office:value-type="date" office:date-value="1941-11-22" calcext:value-type="date">
            <text:p>1941</text:p>
          </table:table-cell>
          <table:table-cell table:formula="of:=[$Authors.D16]" office:value-type="date" office:date-value="1940-01-01" calcext:value-type="date">
            <text:p>1940</text:p>
          </table:table-cell>
          <table:table-cell table:number-columns-repeated="3"/>
        </table:table-row>
        <table:table-row table:style-name="ro1">
          <table:table-cell table:formula="of:=[$Authors.A17]" office:value-type="string" office:string-value="Alan Turing" calcext:value-type="string">
            <text:p>Alan Turing</text:p>
          </table:table-cell>
          <table:table-cell table:formula="of:=[$Authors.C17]" office:value-type="date" office:date-value="1912-06-23" calcext:value-type="date">
            <text:p>1912</text:p>
          </table:table-cell>
          <table:table-cell table:formula="of:=[$Authors.B17]" office:value-type="date" office:date-value="1912-06-23" calcext:value-type="date">
            <text:p>1912</text:p>
          </table:table-cell>
          <table:table-cell table:formula="of:=IF(ISBLANK([$Authors.E17]);NOW();[$Authors.E17])" office:value-type="date" office:date-value="1954-06-07" calcext:value-type="date">
            <text:p>1954</text:p>
          </table:table-cell>
          <table:table-cell table:formula="of:=[$Authors.D17]" office:value-type="date" office:date-value="1954-06-07" calcext:value-type="date">
            <text:p>1954</text:p>
          </table:table-cell>
          <table:table-cell table:number-columns-repeated="3"/>
        </table:table-row>
        <table:table-row table:style-name="ro1">
          <table:table-cell table:formula="of:=[$Authors.A18]" office:value-type="string" office:string-value="Wolfgang Köhler" calcext:value-type="string">
            <text:p>Wolfgang Köhler</text:p>
          </table:table-cell>
          <table:table-cell table:formula="of:=[$Authors.C18]" office:value-type="date" office:date-value="1917-01-01" calcext:value-type="date">
            <text:p>1917</text:p>
          </table:table-cell>
          <table:table-cell table:formula="of:=[$Authors.B18]" office:value-type="date" office:date-value="1887-01-21" calcext:value-type="date">
            <text:p>1887</text:p>
          </table:table-cell>
          <table:table-cell table:formula="of:=IF(ISBLANK([$Authors.E18]);NOW();[$Authors.E18])" office:value-type="date" office:date-value="1967-06-11" calcext:value-type="date">
            <text:p>1967</text:p>
          </table:table-cell>
          <table:table-cell table:formula="of:=[$Authors.D18]" office:value-type="date" office:date-value="1971-01-01" calcext:value-type="date">
            <text:p>1971</text:p>
          </table:table-cell>
          <table:table-cell table:number-columns-repeated="3"/>
        </table:table-row>
        <table:table-row table:style-name="ro1">
          <table:table-cell table:formula="of:=[$Authors.A19]" office:value-type="string" office:string-value="John von Neurmann" calcext:value-type="string">
            <text:p>John von Neurmann</text:p>
          </table:table-cell>
          <table:table-cell table:formula="of:=[$Authors.C19]" office:value-type="date" office:date-value="1922-01-01" calcext:value-type="date">
            <text:p>1922</text:p>
          </table:table-cell>
          <table:table-cell table:formula="of:=[$Authors.B19]" office:value-type="date" office:date-value="1903-12-28" calcext:value-type="date">
            <text:p>1903</text:p>
          </table:table-cell>
          <table:table-cell table:formula="of:=IF(ISBLANK([$Authors.E19]);NOW();[$Authors.E19])" office:value-type="date" office:date-value="1957-02-08" calcext:value-type="date">
            <text:p>1957</text:p>
          </table:table-cell>
          <table:table-cell table:formula="of:=[$Authors.D19]" office:value-type="date" office:date-value="1966-01-01" calcext:value-type="date">
            <text:p>1966</text:p>
          </table:table-cell>
          <table:table-cell table:number-columns-repeated="3"/>
        </table:table-row>
        <table:table-row table:style-name="ro1">
          <table:table-cell table:formula="of:=[$Authors.A20]" office:value-type="string" office:string-value="Hilary Putnam" calcext:value-type="string">
            <text:p>Hilary Putnam</text:p>
          </table:table-cell>
          <table:table-cell table:formula="of:=[$Authors.C20]" office:value-type="date" office:date-value="1926-07-31" calcext:value-type="date">
            <text:p>1926</text:p>
          </table:table-cell>
          <table:table-cell table:formula="of:=[$Authors.B20]" office:value-type="date" office:date-value="1926-07-31" calcext:value-type="date">
            <text:p>1926</text:p>
          </table:table-cell>
          <table:table-cell table:formula="of:=IF(ISBLANK([$Authors.E20]);NOW();[$Authors.E20])" office:value-type="date" office:date-value="2016-03-13" calcext:value-type="date">
            <text:p>2016</text:p>
          </table:table-cell>
          <table:table-cell table:formula="of:=[$Authors.D20]" office:value-type="date" office:date-value="2016-03-13" calcext:value-type="date">
            <text:p>2016</text:p>
          </table:table-cell>
          <table:table-cell table:number-columns-repeated="3"/>
        </table:table-row>
        <table:table-row table:style-name="ro1">
          <table:table-cell table:formula="of:=[$Authors.A21]" office:value-type="string" office:string-value="John Searle" calcext:value-type="string">
            <text:p>John Searle</text:p>
          </table:table-cell>
          <table:table-cell table:formula="of:=[$Authors.C21]" office:value-type="date" office:date-value="1932-07-31" calcext:value-type="date">
            <text:p>1932</text:p>
          </table:table-cell>
          <table:table-cell table:formula="of:=[$Authors.B21]" office:value-type="date" office:date-value="1932-07-31" calcext:value-type="date">
            <text:p>1932</text:p>
          </table:table-cell>
          <table:table-cell table:formula="of:=IF(ISBLANK([$Authors.E21]);NOW();[$Authors.E21])" office:value-type="date" office:date-value="2022-01-16T22:19:23.46" calcext:value-type="date">
            <text:p>2022</text:p>
          </table:table-cell>
          <table:table-cell table:formula="of:=[$Authors.D21]" office:value-type="date" office:date-value="2022-01-16T22:19:21.33" calcext:value-type="date">
            <text:p>2022</text:p>
          </table:table-cell>
          <table:table-cell table:number-columns-repeated="3"/>
        </table:table-row>
        <table:table-row table:style-name="ro1">
          <table:table-cell table:formula="of:=[$Authors.A22]" office:value-type="string" office:string-value="Fred Dretske" calcext:value-type="string">
            <text:p>Fred Dretske</text:p>
          </table:table-cell>
          <table:table-cell table:formula="of:=[$Authors.C22]" office:value-type="date" office:date-value="1932-12-09" calcext:value-type="date">
            <text:p>1932</text:p>
          </table:table-cell>
          <table:table-cell table:formula="of:=[$Authors.B22]" office:value-type="date" office:date-value="1932-12-09" calcext:value-type="date">
            <text:p>1932</text:p>
          </table:table-cell>
          <table:table-cell table:formula="of:=IF(ISBLANK([$Authors.E22]);NOW();[$Authors.E22])" office:value-type="date" office:date-value="2013-07-24" calcext:value-type="date">
            <text:p>2013</text:p>
          </table:table-cell>
          <table:table-cell table:formula="of:=[$Authors.D22]" office:value-type="date" office:date-value="2013-07-24" calcext:value-type="date">
            <text:p>2013</text:p>
          </table:table-cell>
          <table:table-cell table:number-columns-repeated="3"/>
        </table:table-row>
        <table:table-row table:style-name="ro1">
          <table:table-cell table:formula="of:=[$Authors.A23]" office:value-type="string" office:string-value="Jean-Pierre Changeux " calcext:value-type="string">
            <text:p>Jean-Pierre Changeux </text:p>
          </table:table-cell>
          <table:table-cell table:formula="of:=[$Authors.C23]" office:value-type="date" office:date-value="1936-04-06" calcext:value-type="date">
            <text:p>1936</text:p>
          </table:table-cell>
          <table:table-cell table:formula="of:=[$Authors.B23]" office:value-type="date" office:date-value="1936-04-06" calcext:value-type="date">
            <text:p>1936</text:p>
          </table:table-cell>
          <table:table-cell table:formula="of:=IF(ISBLANK([$Authors.E23]);NOW();[$Authors.E23])" office:value-type="date" office:date-value="2022-01-16T22:19:23.46" calcext:value-type="date">
            <text:p>2022</text:p>
          </table:table-cell>
          <table:table-cell table:formula="of:=[$Authors.D23]" office:value-type="date" office:date-value="2022-01-16T22:19:21.33" calcext:value-type="date">
            <text:p>2022</text:p>
          </table:table-cell>
          <table:table-cell table:number-columns-repeated="3"/>
        </table:table-row>
        <table:table-row table:style-name="ro1">
          <table:table-cell table:formula="of:=[$Authors.A24]" office:value-type="string" office:string-value="Saul A. Kripke" calcext:value-type="string">
            <text:p>Saul A. Kripke</text:p>
          </table:table-cell>
          <table:table-cell table:formula="of:=[$Authors.C24]" office:value-type="date" office:date-value="1940-11-13" calcext:value-type="date">
            <text:p>1940</text:p>
          </table:table-cell>
          <table:table-cell table:formula="of:=[$Authors.B24]" office:value-type="date" office:date-value="1940-11-13" calcext:value-type="date">
            <text:p>1940</text:p>
          </table:table-cell>
          <table:table-cell table:formula="of:=IF(ISBLANK([$Authors.E24]);NOW();[$Authors.E24])" office:value-type="date" office:date-value="2022-01-16T22:19:23.46" calcext:value-type="date">
            <text:p>2022</text:p>
          </table:table-cell>
          <table:table-cell table:formula="of:=[$Authors.D24]" office:value-type="date" office:date-value="2022-01-16T22:19:21.33" calcext:value-type="date">
            <text:p>2022</text:p>
          </table:table-cell>
          <table:table-cell table:number-columns-repeated="3"/>
        </table:table-row>
        <table:table-row table:style-name="ro1">
          <table:table-cell table:formula="of:=[$Authors.A25]" office:value-type="string" office:string-value="Daniel Dennet" calcext:value-type="string">
            <text:p>Daniel Dennet</text:p>
          </table:table-cell>
          <table:table-cell table:formula="of:=[$Authors.C25]" office:value-type="date" office:date-value="1942-03-28" calcext:value-type="date">
            <text:p>1942</text:p>
          </table:table-cell>
          <table:table-cell table:formula="of:=[$Authors.B25]" office:value-type="date" office:date-value="1942-03-28" calcext:value-type="date">
            <text:p>1942</text:p>
          </table:table-cell>
          <table:table-cell table:formula="of:=IF(ISBLANK([$Authors.E25]);NOW();[$Authors.E25])" office:value-type="date" office:date-value="2022-01-16T22:19:23.46" calcext:value-type="date">
            <text:p>2022</text:p>
          </table:table-cell>
          <table:table-cell table:formula="of:=[$Authors.D25]" office:value-type="date" office:date-value="2022-01-16T22:19:21.33" calcext:value-type="date">
            <text:p>2022</text:p>
          </table:table-cell>
          <table:table-cell table:number-columns-repeated="3"/>
        </table:table-row>
        <table:table-row table:style-name="ro1">
          <table:table-cell table:formula="of:=[$Authors.A26]" office:value-type="string" office:string-value="Warren McCulloch" calcext:value-type="string">
            <text:p>Warren McCulloch</text:p>
          </table:table-cell>
          <table:table-cell table:formula="of:=[$Authors.C26]" office:value-type="date" office:date-value="1943-01-01" calcext:value-type="date">
            <text:p>1943</text:p>
          </table:table-cell>
          <table:table-cell table:formula="of:=[$Authors.B26]" office:value-type="date" office:date-value="1898-11-16" calcext:value-type="date">
            <text:p>1898</text:p>
          </table:table-cell>
          <table:table-cell table:formula="of:=IF(ISBLANK([$Authors.E26]);NOW();[$Authors.E26])" office:value-type="date" office:date-value="1969-09-24" calcext:value-type="date">
            <text:p>1969</text:p>
          </table:table-cell>
          <table:table-cell table:formula="of:=[$Authors.D26]" office:value-type="date" office:date-value="1969-09-24" calcext:value-type="date">
            <text:p>1969</text:p>
          </table:table-cell>
          <table:table-cell table:number-columns-repeated="3"/>
        </table:table-row>
        <table:table-row table:style-name="ro1">
          <table:table-cell table:formula="of:=[$Authors.A27]" office:value-type="string" office:string-value="Walter Pitts" calcext:value-type="string">
            <text:p>Walter Pitts</text:p>
          </table:table-cell>
          <table:table-cell table:formula="of:=[$Authors.C27]" office:value-type="date" office:date-value="1943-01-01" calcext:value-type="date">
            <text:p>1943</text:p>
          </table:table-cell>
          <table:table-cell table:formula="of:=[$Authors.B27]" office:value-type="date" office:date-value="1923-04-23" calcext:value-type="date">
            <text:p>1923</text:p>
          </table:table-cell>
          <table:table-cell table:formula="of:=IF(ISBLANK([$Authors.E27]);NOW();[$Authors.E27])" office:value-type="date" office:date-value="1969-05-14" calcext:value-type="date">
            <text:p>1969</text:p>
          </table:table-cell>
          <table:table-cell table:formula="of:=[$Authors.D27]" office:value-type="date" office:date-value="1969-05-14" calcext:value-type="date">
            <text:p>1969</text:p>
          </table:table-cell>
          <table:table-cell table:number-columns-repeated="3"/>
        </table:table-row>
        <table:table-row table:style-name="ro1">
          <table:table-cell table:formula="of:=[$Authors.A28]" office:value-type="string" office:string-value="William G. Lycan" calcext:value-type="string">
            <text:p>William G. Lycan</text:p>
          </table:table-cell>
          <table:table-cell table:formula="of:=[$Authors.C28]" office:value-type="date" office:date-value="1945-09-26" calcext:value-type="date">
            <text:p>1945</text:p>
          </table:table-cell>
          <table:table-cell table:formula="of:=[$Authors.B28]" office:value-type="date" office:date-value="1945-09-26" calcext:value-type="date">
            <text:p>1945</text:p>
          </table:table-cell>
          <table:table-cell table:formula="of:=IF(ISBLANK([$Authors.E28]);NOW();[$Authors.E28])" office:value-type="date" office:date-value="2022-01-16T22:19:23.46" calcext:value-type="date">
            <text:p>2022</text:p>
          </table:table-cell>
          <table:table-cell table:formula="of:=[$Authors.D28]" office:value-type="date" office:date-value="2022-01-16T22:19:21.33" calcext:value-type="date">
            <text:p>2022</text:p>
          </table:table-cell>
          <table:table-cell table:number-columns-repeated="3"/>
        </table:table-row>
        <table:table-row table:style-name="ro1">
          <table:table-cell table:formula="of:=[$Authors.A29]" office:value-type="string" office:string-value="Francis Crick" calcext:value-type="string">
            <text:p>Francis Crick</text:p>
          </table:table-cell>
          <table:table-cell table:formula="of:=[$Authors.C29]" office:value-type="date" office:date-value="1947-01-01" calcext:value-type="date">
            <text:p>1947</text:p>
          </table:table-cell>
          <table:table-cell table:formula="of:=[$Authors.B29]" office:value-type="date" office:date-value="1916-06-08" calcext:value-type="date">
            <text:p>1916</text:p>
          </table:table-cell>
          <table:table-cell table:formula="of:=IF(ISBLANK([$Authors.E29]);NOW();[$Authors.E29])" office:value-type="date" office:date-value="2004-07-28" calcext:value-type="date">
            <text:p>2004</text:p>
          </table:table-cell>
          <table:table-cell table:formula="of:=[$Authors.D29]" office:value-type="date" office:date-value="2004-07-28" calcext:value-type="date">
            <text:p>2004</text:p>
          </table:table-cell>
          <table:table-cell table:number-columns-repeated="3"/>
        </table:table-row>
        <table:table-row table:style-name="ro1">
          <table:table-cell table:formula="of:=[$Authors.A30]" office:value-type="string" office:string-value="Michael Tye" calcext:value-type="string">
            <text:p>Michael Tye</text:p>
          </table:table-cell>
          <table:table-cell table:formula="of:=[$Authors.C30]" office:value-type="date" office:date-value="1950-01-01" calcext:value-type="date">
            <text:p>1950</text:p>
          </table:table-cell>
          <table:table-cell table:formula="of:=[$Authors.B30]" office:value-type="date" office:date-value="1950-01-01" calcext:value-type="date">
            <text:p>1950</text:p>
          </table:table-cell>
          <table:table-cell table:formula="of:=IF(ISBLANK([$Authors.E30]);NOW();[$Authors.E30])" office:value-type="date" office:date-value="2022-01-16T22:19:23.46" calcext:value-type="date">
            <text:p>2022</text:p>
          </table:table-cell>
          <table:table-cell table:formula="of:=[$Authors.D30]" office:value-type="date" office:date-value="2022-01-16T22:19:21.33" calcext:value-type="date">
            <text:p>2022</text:p>
          </table:table-cell>
          <table:table-cell table:number-columns-repeated="3"/>
        </table:table-row>
        <table:table-row table:style-name="ro1">
          <table:table-cell table:formula="of:=[$Authors.A31]" office:value-type="string" office:string-value="Peter Carruthers" calcext:value-type="string">
            <text:p>Peter Carruthers</text:p>
          </table:table-cell>
          <table:table-cell table:formula="of:=[$Authors.C31]" office:value-type="date" office:date-value="1952-06-16" calcext:value-type="date">
            <text:p>1952</text:p>
          </table:table-cell>
          <table:table-cell table:formula="of:=[$Authors.B31]" office:value-type="date" office:date-value="1952-06-16" calcext:value-type="date">
            <text:p>1952</text:p>
          </table:table-cell>
          <table:table-cell table:formula="of:=IF(ISBLANK([$Authors.E31]);NOW();[$Authors.E31])" office:value-type="date" office:date-value="2022-01-16T22:19:23.46" calcext:value-type="date">
            <text:p>2022</text:p>
          </table:table-cell>
          <table:table-cell table:formula="of:=[$Authors.D31]" office:value-type="date" office:date-value="2022-01-16T22:19:21.33" calcext:value-type="date">
            <text:p>2022</text:p>
          </table:table-cell>
          <table:table-cell table:number-columns-repeated="3"/>
        </table:table-row>
        <table:table-row table:style-name="ro1">
          <table:table-cell table:formula="of:=[$Authors.A32]" office:value-type="string" office:string-value="Robert Rosenthal" calcext:value-type="string">
            <text:p>Robert Rosenthal</text:p>
          </table:table-cell>
          <table:table-cell table:formula="of:=[$Authors.C32]" office:value-type="date" office:date-value="1962-01-01" calcext:value-type="date">
            <text:p>1962</text:p>
          </table:table-cell>
          <table:table-cell table:formula="of:=[$Authors.B32]" office:value-type="date" office:date-value="1933-03-02" calcext:value-type="date">
            <text:p>1933</text:p>
          </table:table-cell>
          <table:table-cell table:formula="of:=IF(ISBLANK([$Authors.E32]);NOW();[$Authors.E32])" office:value-type="date" office:date-value="2022-01-16T22:19:23.46" calcext:value-type="date">
            <text:p>2022</text:p>
          </table:table-cell>
          <table:table-cell table:formula="of:=[$Authors.D32]" office:value-type="date" office:date-value="2022-01-16T22:19:21.33" calcext:value-type="date">
            <text:p>2022</text:p>
          </table:table-cell>
          <table:table-cell table:number-columns-repeated="3"/>
        </table:table-row>
        <table:table-row table:style-name="ro1">
          <table:table-cell table:formula="of:=[$Authors.A33]" office:value-type="string" office:string-value="Jerry Fodor" calcext:value-type="string">
            <text:p>Jerry Fodor</text:p>
          </table:table-cell>
          <table:table-cell table:formula="of:=[$Authors.C33]" office:value-type="date" office:date-value="1968-01-01" calcext:value-type="date">
            <text:p>1968</text:p>
          </table:table-cell>
          <table:table-cell table:formula="of:=[$Authors.B33]" office:value-type="date" office:date-value="1935-04-22" calcext:value-type="date">
            <text:p>1935</text:p>
          </table:table-cell>
          <table:table-cell table:formula="of:=IF(ISBLANK([$Authors.E33]);NOW();[$Authors.E33])" office:value-type="date" office:date-value="2017-11-29" calcext:value-type="date">
            <text:p>2017</text:p>
          </table:table-cell>
          <table:table-cell table:formula="of:=[$Authors.D33]" office:value-type="date" office:date-value="2008-01-01" calcext:value-type="date">
            <text:p>2008</text:p>
          </table:table-cell>
          <table:table-cell table:number-columns-repeated="3"/>
        </table:table-row>
        <table:table-row table:style-name="ro1">
          <table:table-cell table:formula="of:=[$Authors.A34]" office:value-type="string" office:string-value="Ned Block" calcext:value-type="string">
            <text:p>Ned Block</text:p>
          </table:table-cell>
          <table:table-cell table:formula="of:=[$Authors.C34]" office:value-type="date" office:date-value="1971-01-01" calcext:value-type="date">
            <text:p>1971</text:p>
          </table:table-cell>
          <table:table-cell table:formula="of:=[$Authors.B34]" office:value-type="date" office:date-value="1942-01-01" calcext:value-type="date">
            <text:p>1942</text:p>
          </table:table-cell>
          <table:table-cell table:formula="of:=IF(ISBLANK([$Authors.E34]);NOW();[$Authors.E34])" office:value-type="date" office:date-value="2022-01-16T22:19:23.46" calcext:value-type="date">
            <text:p>2022</text:p>
          </table:table-cell>
          <table:table-cell table:formula="of:=[$Authors.D34]" office:value-type="date" office:date-value="2022-01-16T22:19:21.33" calcext:value-type="date">
            <text:p>2022</text:p>
          </table:table-cell>
          <table:table-cell table:number-columns-repeated="3"/>
        </table:table-row>
        <table:table-row table:style-name="ro1">
          <table:table-cell table:formula="of:=[$Authors.A35]" office:value-type="string" office:string-value="Christof Koch" calcext:value-type="string">
            <text:p>Christof Koch</text:p>
          </table:table-cell>
          <table:table-cell table:formula="of:=[$Authors.C35]" office:value-type="date" office:date-value="1986-01-01" calcext:value-type="date">
            <text:p>1986</text:p>
          </table:table-cell>
          <table:table-cell table:formula="of:=[$Authors.B35]" office:value-type="date" office:date-value="1956-11-13" calcext:value-type="date">
            <text:p>1956</text:p>
          </table:table-cell>
          <table:table-cell table:formula="of:=IF(ISBLANK([$Authors.E35]);NOW();[$Authors.E35])" office:value-type="date" office:date-value="2022-01-16T22:19:23.46" calcext:value-type="date">
            <text:p>2022</text:p>
          </table:table-cell>
          <table:table-cell table:formula="of:=[$Authors.D35]" office:value-type="date" office:date-value="2022-01-16T22:19:21.33" calcext:value-type="date">
            <text:p>2022</text:p>
          </table:table-cell>
          <table:table-cell table:number-columns-repeated="3"/>
        </table:table-row>
        <table:table-row table:style-name="ro1">
          <table:table-cell table:formula="of:=[$Authors.A36]" office:value-type="string" office:string-value="Bernard Baars" calcext:value-type="string">
            <text:p>Bernard Baars</text:p>
          </table:table-cell>
          <table:table-cell table:formula="of:=[$Authors.C36]" office:value-type="date" office:date-value="1988-01-01" calcext:value-type="date">
            <text:p>1988</text:p>
          </table:table-cell>
          <table:table-cell table:formula="of:=[$Authors.B36]" office:value-type="date" office:date-value="1946-01-01" calcext:value-type="date">
            <text:p>1946</text:p>
          </table:table-cell>
          <table:table-cell table:formula="of:=IF(ISBLANK([$Authors.E36]);NOW();[$Authors.E36])" office:value-type="date" office:date-value="2022-01-16T22:19:23.46" calcext:value-type="date">
            <text:p>2022</text:p>
          </table:table-cell>
          <table:table-cell table:formula="of:=[$Authors.D36]" office:value-type="date" office:date-value="2022-01-16T22:19:21.33" calcext:value-type="date">
            <text:p>2022</text:p>
          </table:table-cell>
          <table:table-cell table:number-columns-repeated="3"/>
        </table:table-row>
        <table:table-row table:style-name="ro1">
          <table:table-cell table:formula="of:=[$Authors.A37]" office:value-type="string" office:string-value="Stanislas Dehaene" calcext:value-type="string">
            <text:p>Stanislas Dehaene</text:p>
          </table:table-cell>
          <table:table-cell table:formula="of:=[$Authors.C37]" office:value-type="date" office:date-value="1992-01-01" calcext:value-type="date">
            <text:p>1992</text:p>
          </table:table-cell>
          <table:table-cell table:formula="of:=[$Authors.B37]" office:value-type="date" office:date-value="1965-05-12" calcext:value-type="date">
            <text:p>1965</text:p>
          </table:table-cell>
          <table:table-cell table:formula="of:=IF(ISBLANK([$Authors.E37]);NOW();[$Authors.E37])" office:value-type="date" office:date-value="2022-01-16T22:19:23.46" calcext:value-type="date">
            <text:p>2022</text:p>
          </table:table-cell>
          <table:table-cell table:formula="of:=[$Authors.D37]" office:value-type="date" office:date-value="2022-01-16T22:19:21.33" calcext:value-type="date">
            <text:p>2022</text:p>
          </table:table-cell>
          <table:table-cell table:number-columns-repeated="3"/>
        </table:table-row>
        <table:table-row table:style-name="ro1">
          <table:table-cell table:formula="of:=[$Authors.A38]" office:value-type="string" office:string-value="David Chalmers" calcext:value-type="string">
            <text:p>David Chalmers</text:p>
          </table:table-cell>
          <table:table-cell table:formula="of:=[$Authors.C38]" office:value-type="date" office:date-value="1994-01-01" calcext:value-type="date">
            <text:p>1994</text:p>
          </table:table-cell>
          <table:table-cell table:formula="of:=[$Authors.B38]" office:value-type="date" office:date-value="1966-04-20" calcext:value-type="date">
            <text:p>1966</text:p>
          </table:table-cell>
          <table:table-cell table:formula="of:=IF(ISBLANK([$Authors.E38]);NOW();[$Authors.E38])" office:value-type="date" office:date-value="2022-01-16T22:19:23.46" calcext:value-type="date">
            <text:p>2022</text:p>
          </table:table-cell>
          <table:table-cell table:formula="of:=[$Authors.D38]" office:value-type="date" office:date-value="2022-01-16T22:19:21.33" calcext:value-type="date">
            <text:p>2022</text:p>
          </table:table-cell>
          <table:table-cell table:number-columns-repeated="3"/>
        </table:table-row>
        <table:table-row table:style-name="ro1">
          <table:table-cell table:formula="of:=[$Authors.A39]" office:value-type="string" office:string-value="Michael Graziano" calcext:value-type="string">
            <text:p>Michael Graziano</text:p>
          </table:table-cell>
          <table:table-cell table:formula="of:=[$Authors.C39]" office:value-type="date" office:date-value="1996-01-01" calcext:value-type="date">
            <text:p>1996</text:p>
          </table:table-cell>
          <table:table-cell table:formula="of:=[.B39]-(20*365.25)" office:value-type="date" office:date-value="1976-01-01" calcext:value-type="date">
            <text:p>1976</text:p>
          </table:table-cell>
          <table:table-cell table:formula="of:=IF(ISBLANK([$Authors.E39]);NOW();[$Authors.E39])" office:value-type="date" office:date-value="2022-01-16T22:19:23.46" calcext:value-type="date">
            <text:p>2022</text:p>
          </table:table-cell>
          <table:table-cell table:formula="of:=[$Authors.D39]" office:value-type="date" office:date-value="2022-01-16T22:19:21.33" calcext:value-type="date">
            <text:p>2022</text:p>
          </table:table-cell>
          <table:table-cell table:number-columns-repeated="2"/>
          <table:table-cell table:style-name="ce7"/>
        </table:table-row>
        <table:table-row table:style-name="ro1">
          <table:table-cell table:formula="of:=[$Authors.A40]" office:value-type="string" office:string-value="Victor Lamme" calcext:value-type="string">
            <text:p>Victor Lamme</text:p>
          </table:table-cell>
          <table:table-cell table:formula="of:=[$Authors.C40]" office:value-type="date" office:date-value="1996-01-01" calcext:value-type="date">
            <text:p>1996</text:p>
          </table:table-cell>
          <table:table-cell table:formula="of:=[.B40]-(20*365.25)" office:value-type="date" office:date-value="1976-01-01" calcext:value-type="date">
            <text:p>1976</text:p>
          </table:table-cell>
          <table:table-cell table:formula="of:=IF(ISBLANK([$Authors.E40]);NOW();[$Authors.E40])" office:value-type="date" office:date-value="2022-01-16T22:19:23.46" calcext:value-type="date">
            <text:p>2022</text:p>
          </table:table-cell>
          <table:table-cell table:formula="of:=[$Authors.D40]" office:value-type="date" office:date-value="2022-01-16T22:19:21.33" calcext:value-type="date">
            <text:p>2022</text:p>
          </table:table-cell>
          <table:table-cell table:number-columns-repeated="3"/>
        </table:table-row>
        <table:table-row table:style-name="ro1">
          <table:table-cell table:formula="of:=[$Authors.A41]" office:value-type="float" office:value="0" calcext:value-type="float">
            <text:p>0</text:p>
          </table:table-cell>
          <table:table-cell table:formula="of:=[$Authors.C41]" office:value-type="date" office:date-value="1899-12-30" calcext:value-type="date">
            <text:p>1899</text:p>
          </table:table-cell>
          <table:table-cell table:formula="of:=[.B41]-(20*365.25)" office:value-type="date" office:date-value="1879-12-30" calcext:value-type="date">
            <text:p>1879</text:p>
          </table:table-cell>
          <table:table-cell table:formula="of:=IF(ISBLANK([$Authors.E41]);NOW();[$Authors.E41])" office:value-type="date" office:date-value="2022-01-16T22:18:23.51" calcext:value-type="date">
            <text:p>2022</text:p>
          </table:table-cell>
          <table:table-cell table:formula="of:=[$Authors.D41]" office:value-type="date" office:date-value="1899-12-30" calcext:value-type="date">
            <text:p>1899</text:p>
          </table:table-cell>
          <table:table-cell table:number-columns-repeated="3"/>
        </table:table-row>
        <table:table-row table:style-name="ro1">
          <table:table-cell table:formula="of:=[$Authors.A42]" office:value-type="float" office:value="0" calcext:value-type="float">
            <text:p>0</text:p>
          </table:table-cell>
          <table:table-cell table:formula="of:=[$Authors.C42]" office:value-type="date" office:date-value="1899-12-30" calcext:value-type="date">
            <text:p>1899</text:p>
          </table:table-cell>
          <table:table-cell table:formula="of:=[.B42]-(20*365.25)" office:value-type="date" office:date-value="1879-12-30" calcext:value-type="date">
            <text:p>1879</text:p>
          </table:table-cell>
          <table:table-cell table:formula="of:=IF(ISBLANK([$Authors.E42]);NOW();[$Authors.E42])" office:value-type="date" office:date-value="2022-01-16T22:18:23.51" calcext:value-type="date">
            <text:p>2022</text:p>
          </table:table-cell>
          <table:table-cell table:formula="of:=[$Authors.D42]" office:value-type="date" office:date-value="1899-12-30" calcext:value-type="date">
            <text:p>1899</text:p>
          </table:table-cell>
          <table:table-cell table:number-columns-repeated="3"/>
        </table:table-row>
        <table:table-row table:style-name="ro1">
          <table:table-cell table:formula="of:=[$Authors.A43]" office:value-type="float" office:value="0" calcext:value-type="float">
            <text:p>0</text:p>
          </table:table-cell>
          <table:table-cell table:formula="of:=[$Authors.C43]" office:value-type="date" office:date-value="1899-12-30" calcext:value-type="date">
            <text:p>1899</text:p>
          </table:table-cell>
          <table:table-cell table:formula="of:=[.B43]-(20*365.25)" office:value-type="date" office:date-value="1879-12-30" calcext:value-type="date">
            <text:p>1879</text:p>
          </table:table-cell>
          <table:table-cell table:formula="of:=IF(ISBLANK([$Authors.E43]);NOW();[$Authors.E43])" office:value-type="date" office:date-value="2022-01-16T22:18:23.51" calcext:value-type="date">
            <text:p>2022</text:p>
          </table:table-cell>
          <table:table-cell table:formula="of:=[$Authors.D43]" office:value-type="date" office:date-value="1899-12-30" calcext:value-type="date">
            <text:p>1899</text:p>
          </table:table-cell>
          <table:table-cell table:number-columns-repeated="3"/>
        </table:table-row>
        <table:table-row table:style-name="ro1">
          <table:table-cell table:formula="of:=[$Authors.A44]" office:value-type="float" office:value="0" calcext:value-type="float">
            <text:p>0</text:p>
          </table:table-cell>
          <table:table-cell table:formula="of:=[$Authors.C44]" office:value-type="date" office:date-value="1899-12-30" calcext:value-type="date">
            <text:p>1899</text:p>
          </table:table-cell>
          <table:table-cell table:formula="of:=[.B44]-(20*365.25)" office:value-type="date" office:date-value="1879-12-30" calcext:value-type="date">
            <text:p>1879</text:p>
          </table:table-cell>
          <table:table-cell table:formula="of:=IF(ISBLANK([$Authors.E44]);NOW();[$Authors.E44])" office:value-type="date" office:date-value="2022-01-16T22:18:23.51" calcext:value-type="date">
            <text:p>2022</text:p>
          </table:table-cell>
          <table:table-cell table:formula="of:=[$Authors.D44]" office:value-type="date" office:date-value="1899-12-30" calcext:value-type="date">
            <text:p>1899</text:p>
          </table:table-cell>
          <table:table-cell table:number-columns-repeated="3"/>
        </table:table-row>
        <table:table-row table:style-name="ro1">
          <table:table-cell table:formula="of:=[$Authors.A45]" office:value-type="float" office:value="0" calcext:value-type="float">
            <text:p>0</text:p>
          </table:table-cell>
          <table:table-cell table:formula="of:=[$Authors.C45]" office:value-type="date" office:date-value="1899-12-30" calcext:value-type="date">
            <text:p>1899</text:p>
          </table:table-cell>
          <table:table-cell table:formula="of:=[.B45]-(20*365.25)" office:value-type="date" office:date-value="1879-12-30" calcext:value-type="date">
            <text:p>1879</text:p>
          </table:table-cell>
          <table:table-cell table:formula="of:=IF(ISBLANK([$Authors.E45]);NOW();[$Authors.E45])" office:value-type="date" office:date-value="2022-01-16T22:18:23.51" calcext:value-type="date">
            <text:p>2022</text:p>
          </table:table-cell>
          <table:table-cell table:formula="of:=[$Authors.D45]" office:value-type="date" office:date-value="1899-12-30" calcext:value-type="date">
            <text:p>1899</text:p>
          </table:table-cell>
          <table:table-cell table:number-columns-repeated="3"/>
        </table:table-row>
        <table:table-row table:style-name="ro1">
          <table:table-cell table:formula="of:=[$Authors.A46]" office:value-type="float" office:value="0" calcext:value-type="float">
            <text:p>0</text:p>
          </table:table-cell>
          <table:table-cell table:formula="of:=[$Authors.C46]" office:value-type="date" office:date-value="1899-12-30" calcext:value-type="date">
            <text:p>1899</text:p>
          </table:table-cell>
          <table:table-cell table:formula="of:=[.B46]-(20*365.25)" office:value-type="date" office:date-value="1879-12-30" calcext:value-type="date">
            <text:p>1879</text:p>
          </table:table-cell>
          <table:table-cell table:formula="of:=IF(ISBLANK([$Authors.E46]);NOW();[$Authors.E46])" office:value-type="date" office:date-value="2022-01-16T22:18:23.51" calcext:value-type="date">
            <text:p>2022</text:p>
          </table:table-cell>
          <table:table-cell table:formula="of:=[$Authors.D46]" office:value-type="date" office:date-value="1899-12-30" calcext:value-type="date">
            <text:p>1899</text:p>
          </table:table-cell>
          <table:table-cell table:number-columns-repeated="3"/>
        </table:table-row>
        <table:table-row table:style-name="ro1">
          <table:table-cell table:formula="of:=[$Authors.A47]" office:value-type="float" office:value="0" calcext:value-type="float">
            <text:p>0</text:p>
          </table:table-cell>
          <table:table-cell table:formula="of:=[$Authors.C47]" office:value-type="date" office:date-value="1899-12-30" calcext:value-type="date">
            <text:p>1899</text:p>
          </table:table-cell>
          <table:table-cell table:formula="of:=[.B47]-(20*365.25)" office:value-type="date" office:date-value="1879-12-30" calcext:value-type="date">
            <text:p>1879</text:p>
          </table:table-cell>
          <table:table-cell table:formula="of:=IF(ISBLANK([$Authors.E47]);NOW();[$Authors.E47])" office:value-type="date" office:date-value="2022-01-16T22:18:23.51" calcext:value-type="date">
            <text:p>2022</text:p>
          </table:table-cell>
          <table:table-cell table:formula="of:=[$Authors.D47]" office:value-type="date" office:date-value="1899-12-30" calcext:value-type="date">
            <text:p>1899</text:p>
          </table:table-cell>
          <table:table-cell table:number-columns-repeated="3"/>
        </table:table-row>
      </table:table>
      <table:named-expressions/>
      <table:database-ranges>
        <table:database-range table:name="__Anonymous_Sheet_DB__0" table:target-range-address="Authors.A1:Authors.F40" table:display-filter-buttons="true">
          <table:sort>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NZ"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NZ"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date-style style:name="N109">
      <number:month number:textual="true"/>
      <number:text> </number:text>
      <number:year number:style="long"/>
    </number:date-style>
    <number:date-style style:name="N110">
      <number:year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6T22:19:23.429000000</dc:date>
    <meta:editing-duration>PT1H42M51S</meta:editing-duration>
    <meta:editing-cycles>20</meta:editing-cycles>
    <meta:generator>LibreOffice/7.2.4.1$Windows_X86_64 LibreOffice_project/27d75539669ac387bb498e35313b970b7fe9c4f9</meta:generator>
    <meta:document-statistic meta:table-count="3" meta:cell-count="450" meta:object-count="1"/>
  </office:meta>
</office:document-meta>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10">
      <number:year number:style="long"/>
    </number:date-style>
    <style:style style:name="ch1" style:family="chart">
      <style:graphic-properties draw:stroke="none"/>
    </style:style>
    <style:style style:name="ch2" style:family="chart">
      <style:chart-properties chart:japanese-candle-stick="true" chart:include-hidden-cells="false" chart:right-angled-axes="true"/>
    </style:style>
    <style:style style:name="ch3" style:family="chart" style:data-style-name="N0">
      <style:chart-properties chart:display-label="true" chart:logarithmic="false" chart:reverse-direction="false" text:line-break="false" loext:try-staggering-first="false" chart:link-data-style-to-source="true" loext:major-origin="0" chart:axis-position="end" style:rotation-angle="82"/>
      <style:graphic-properties svg:stroke-color="#b3b3b3"/>
      <style:text-properties fo:font-size="10pt" style:font-size-asian="10pt" style:font-size-complex="10pt"/>
    </style:style>
    <style:style style:name="ch4" style:family="chart" style:data-style-name="N110">
      <style:chart-properties chart:display-label="true" chart:logarithmic="false" chart:minimum="-109571" chart:maximum="51136" chart:interval-major="3652.5"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fill-color="#ffffff"/>
    </style:style>
    <style:style style:name="ch7" style:family="chart">
      <style:graphic-properties svg:stroke-color="#b3b3b3" draw:fill-color="#000000"/>
    </style:style>
    <style:style style:name="ch8" style:family="chart">
      <style:graphic-properties svg:stroke-color="#004586"/>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402cm" svg:height="18.648cm" xlink:href=".." xlink:type="simple" chart:class="chart:stock" chart:style-name="ch1">
        <chart:plot-area chart:style-name="ch2" table:cell-range-address="'Authors-Plot'.A1:'Authors-Plot'.E40" chart:data-source-has-labels="both" svg:x="0.667cm" svg:y="0.29cm" svg:width="31.755cm" svg:height="17.984cm">
          <chart:coordinate-region svg:x="1.659cm" svg:y="4.058cm" svg:width="30.267cm" svg:height="14.017cm"/>
          <chart:axis chart:dimension="x" chart:name="primary-x" chart:style-name="ch3" chartooo:axis-type="auto">
            <chartooo:date-scale/>
            <chart:categories table:cell-range-address="'Authors-Plot'.A2:'Authors-Plot'.A40"/>
          </chart:axis>
          <chart:axis chart:dimension="y" chart:name="primary-y" chart:style-name="ch4">
            <chart:grid chart:style-name="ch5" chart:class="major"/>
          </chart:axis>
          <chart:series chart:values-cell-range-address="'Authors-Plot'.B2:'Authors-Plot'.B40" chart:label-cell-address="'Authors-Plot'.B1:'Authors-Plot'.B1" chart:attached-axis="primary-y">
            <chart:data-point chart:repeated="39"/>
          </chart:series>
          <chart:series chart:values-cell-range-address="'Authors-Plot'.C2:'Authors-Plot'.C40" chart:label-cell-address="'Authors-Plot'.C1:'Authors-Plot'.C1" chart:attached-axis="primary-y">
            <chart:data-point chart:repeated="39"/>
          </chart:series>
          <chart:series chart:values-cell-range-address="'Authors-Plot'.D2:'Authors-Plot'.D40" chart:label-cell-address="'Authors-Plot'.D1:'Authors-Plot'.D1" chart:attached-axis="primary-y">
            <chart:data-point chart:repeated="39"/>
          </chart:series>
          <chart:series chart:values-cell-range-address="'Authors-Plot'.E2:'Authors-Plot'.E40" chart:label-cell-address="'Authors-Plot'.E1:'Authors-Plot'.E1" chart:attached-axis="primary-y">
            <chart:data-point chart:repeated="39"/>
          </chart:series>
          <chart:stock-gain-marker chart:style-name="ch6"/>
          <chart:stock-loss-marker chart:style-name="ch7"/>
          <chart:stock-range-line chart:style-name="ch8"/>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pen (Start)</text:p>
                <draw:g>
                  <svg:desc>'Authors-Plot'.B1:'Authors-Plot'.B1</svg:desc>
                </draw:g>
              </table:table-cell>
              <table:table-cell office:value-type="string">
                <text:p>High (Born)</text:p>
                <draw:g>
                  <svg:desc>'Authors-Plot'.C1:'Authors-Plot'.C1</svg:desc>
                </draw:g>
              </table:table-cell>
              <table:table-cell office:value-type="string">
                <text:p>Low (Death)</text:p>
                <draw:g>
                  <svg:desc>'Authors-Plot'.D1:'Authors-Plot'.D1</svg:desc>
                </draw:g>
              </table:table-cell>
              <table:table-cell office:value-type="string">
                <text:p>Close (Finish)</text:p>
                <draw:g>
                  <svg:desc>'Authors-Plot'.E1:'Authors-Plot'.E1</svg:desc>
                </draw:g>
              </table:table-cell>
            </table:table-row>
          </table:table-header-rows>
          <table:table-rows>
            <table:table-row>
              <table:table-cell office:value-type="string">
                <text:p>Augustine of Hippo</text:p>
                <draw:g>
                  <svg:desc>'Authors-Plot'.A2:'Authors-Plot'.A40</svg:desc>
                </draw:g>
              </table:table-cell>
              <table:table-cell office:value-type="float" office:value="-564346">
                <text:p>-564346</text:p>
                <draw:g>
                  <svg:desc>'Authors-Plot'.B2:'Authors-Plot'.B40</svg:desc>
                </draw:g>
              </table:table-cell>
              <table:table-cell office:value-type="float" office:value="-564346">
                <text:p>-564346</text:p>
                <draw:g>
                  <svg:desc>'Authors-Plot'.C2:'Authors-Plot'.C40</svg:desc>
                </draw:g>
              </table:table-cell>
              <table:table-cell office:value-type="float" office:value="-536664">
                <text:p>-536664</text:p>
                <draw:g>
                  <svg:desc>'Authors-Plot'.D2:'Authors-Plot'.D40</svg:desc>
                </draw:g>
              </table:table-cell>
              <table:table-cell office:value-type="float" office:value="-536664">
                <text:p>-536664</text:p>
                <draw:g>
                  <svg:desc>'Authors-Plot'.E2:'Authors-Plot'.E40</svg:desc>
                </draw:g>
              </table:table-cell>
            </table:table-row>
            <table:table-row>
              <table:table-cell office:value-type="string">
                <text:p>John Locke</text:p>
              </table:table-cell>
              <table:table-cell office:value-type="float" office:value="-97642">
                <text:p>-97642</text:p>
              </table:table-cell>
              <table:table-cell office:value-type="float" office:value="-97642">
                <text:p>-97642</text:p>
              </table:table-cell>
              <table:table-cell office:value-type="float" office:value="-71285">
                <text:p>-71285</text:p>
              </table:table-cell>
              <table:table-cell office:value-type="float" office:value="-71285">
                <text:p>-71285</text:p>
              </table:table-cell>
            </table:table-row>
            <table:table-row>
              <table:table-cell office:value-type="string">
                <text:p>Baruch Spinoza</text:p>
              </table:table-cell>
              <table:table-cell office:value-type="float" office:value="-97555">
                <text:p>-97555</text:p>
              </table:table-cell>
              <table:table-cell office:value-type="float" office:value="-97555">
                <text:p>-97555</text:p>
              </table:table-cell>
              <table:table-cell office:value-type="float" office:value="-81395">
                <text:p>-81395</text:p>
              </table:table-cell>
              <table:table-cell office:value-type="float" office:value="-81395">
                <text:p>-81395</text:p>
              </table:table-cell>
            </table:table-row>
            <table:table-row>
              <table:table-cell office:value-type="string">
                <text:p>René Descartes </text:p>
              </table:table-cell>
              <table:table-cell office:value-type="float" office:value="-96056">
                <text:p>-96056</text:p>
              </table:table-cell>
              <table:table-cell office:value-type="float" office:value="-110942">
                <text:p>-110942</text:p>
              </table:table-cell>
              <table:table-cell office:value-type="float" office:value="-91267">
                <text:p>-91267</text:p>
              </table:table-cell>
              <table:table-cell office:value-type="float" office:value="-72681">
                <text:p>-72681</text:p>
              </table:table-cell>
            </table:table-row>
            <table:table-row>
              <table:table-cell office:value-type="string">
                <text:p>George Berkeley</text:p>
              </table:table-cell>
              <table:table-cell office:value-type="float" office:value="-78454">
                <text:p>-78454</text:p>
              </table:table-cell>
              <table:table-cell office:value-type="float" office:value="-78454">
                <text:p>-78454</text:p>
              </table:table-cell>
              <table:table-cell office:value-type="float" office:value="-53675">
                <text:p>-53675</text:p>
              </table:table-cell>
              <table:table-cell office:value-type="float" office:value="-53675">
                <text:p>-53675</text:p>
              </table:table-cell>
            </table:table-row>
            <table:table-row>
              <table:table-cell office:value-type="string">
                <text:p>David Hume</text:p>
              </table:table-cell>
              <table:table-cell office:value-type="float" office:value="-58802">
                <text:p>-58802</text:p>
              </table:table-cell>
              <table:table-cell office:value-type="float" office:value="-68903">
                <text:p>-68903</text:p>
              </table:table-cell>
              <table:table-cell office:value-type="float" office:value="-45051">
                <text:p>-45051</text:p>
              </table:table-cell>
              <table:table-cell office:value-type="float" office:value="-44192">
                <text:p>-44192</text:p>
              </table:table-cell>
            </table:table-row>
            <table:table-row>
              <table:table-cell office:value-type="string">
                <text:p>Thomas Reid</text:p>
              </table:table-cell>
              <table:table-cell office:value-type="float" office:value="-55515">
                <text:p>-55515</text:p>
              </table:table-cell>
              <table:table-cell office:value-type="float" office:value="-69268">
                <text:p>-69268</text:p>
              </table:table-cell>
              <table:table-cell office:value-type="float" office:value="-37703">
                <text:p>-37703</text:p>
              </table:table-cell>
              <table:table-cell office:value-type="float" office:value="-40905">
                <text:p>-40905</text:p>
              </table:table-cell>
            </table:table-row>
            <table:table-row>
              <table:table-cell office:value-type="string">
                <text:p>Immanual Kant</text:p>
              </table:table-cell>
              <table:table-cell office:value-type="float" office:value="-43461">
                <text:p>-43461</text:p>
              </table:table-cell>
              <table:table-cell office:value-type="float" office:value="-64169">
                <text:p>-64169</text:p>
              </table:table-cell>
              <table:table-cell office:value-type="float" office:value="-35020">
                <text:p>-35020</text:p>
              </table:table-cell>
              <table:table-cell office:value-type="float" office:value="-40174">
                <text:p>-40174</text:p>
              </table:table-cell>
            </table:table-row>
            <table:table-row>
              <table:table-cell office:value-type="string">
                <text:p>Friedrich Nietzcsche</text:p>
              </table:table-cell>
              <table:table-cell office:value-type="float" office:value="-20165">
                <text:p>-20165</text:p>
              </table:table-cell>
              <table:table-cell office:value-type="float" office:value="-20165">
                <text:p>-20165</text:p>
              </table:table-cell>
              <table:table-cell office:value-type="float" office:value="237">
                <text:p>237</text:p>
              </table:table-cell>
              <table:table-cell office:value-type="float" office:value="237">
                <text:p>237</text:p>
              </table:table-cell>
            </table:table-row>
            <table:table-row>
              <table:table-cell office:value-type="string">
                <text:p>Franz Brentano</text:p>
              </table:table-cell>
              <table:table-cell office:value-type="float" office:value="-13877">
                <text:p>-13877</text:p>
              </table:table-cell>
              <table:table-cell office:value-type="float" office:value="-22628">
                <text:p>-22628</text:p>
              </table:table-cell>
              <table:table-cell office:value-type="float" office:value="6286">
                <text:p>6286</text:p>
              </table:table-cell>
              <table:table-cell office:value-type="float" office:value="4019">
                <text:p>4019</text:p>
              </table:table-cell>
            </table:table-row>
            <table:table-row>
              <table:table-cell office:value-type="string">
                <text:p>Ludwig Wittgenstein</text:p>
              </table:table-cell>
              <table:table-cell office:value-type="float" office:value="-3900">
                <text:p>-3900</text:p>
              </table:table-cell>
              <table:table-cell office:value-type="float" office:value="-3900">
                <text:p>-3900</text:p>
              </table:table-cell>
              <table:table-cell office:value-type="float" office:value="18747">
                <text:p>18747</text:p>
              </table:table-cell>
              <table:table-cell office:value-type="float" office:value="18747">
                <text:p>18747</text:p>
              </table:table-cell>
            </table:table-row>
            <table:table-row>
              <table:table-cell office:value-type="string">
                <text:p>William James</text:p>
              </table:table-cell>
              <table:table-cell office:value-type="float" office:value="-3650">
                <text:p>-3650</text:p>
              </table:table-cell>
              <table:table-cell office:value-type="float" office:value="-21172">
                <text:p>-21172</text:p>
              </table:table-cell>
              <table:table-cell office:value-type="float" office:value="3891">
                <text:p>3891</text:p>
              </table:table-cell>
              <table:table-cell office:value-type="float" office:value="4384">
                <text:p>4384</text:p>
              </table:table-cell>
            </table:table-row>
            <table:table-row>
              <table:table-cell office:value-type="string">
                <text:p>Karl Popper</text:p>
              </table:table-cell>
              <table:table-cell office:value-type="float" office:value="940">
                <text:p>940</text:p>
              </table:table-cell>
              <table:table-cell office:value-type="float" office:value="940">
                <text:p>940</text:p>
              </table:table-cell>
              <table:table-cell office:value-type="float" office:value="34594">
                <text:p>34594</text:p>
              </table:table-cell>
              <table:table-cell office:value-type="float" office:value="34594">
                <text:p>34594</text:p>
              </table:table-cell>
            </table:table-row>
            <table:table-row>
              <table:table-cell office:value-type="string">
                <text:p>Max Wertheimer</text:p>
              </table:table-cell>
              <table:table-cell office:value-type="float" office:value="3654">
                <text:p>3654</text:p>
              </table:table-cell>
              <table:table-cell office:value-type="float" office:value="-7199">
                <text:p>-7199</text:p>
              </table:table-cell>
              <table:table-cell office:value-type="float" office:value="15991">
                <text:p>15991</text:p>
              </table:table-cell>
              <table:table-cell office:value-type="float" office:value="16438">
                <text:p>16438</text:p>
              </table:table-cell>
            </table:table-row>
            <table:table-row>
              <table:table-cell office:value-type="string">
                <text:p>Kurt Koffka</text:p>
              </table:table-cell>
              <table:table-cell office:value-type="float" office:value="3654">
                <text:p>3654</text:p>
              </table:table-cell>
              <table:table-cell office:value-type="float" office:value="-5041">
                <text:p>-5041</text:p>
              </table:table-cell>
              <table:table-cell office:value-type="float" office:value="15302">
                <text:p>15302</text:p>
              </table:table-cell>
              <table:table-cell office:value-type="float" office:value="14611">
                <text:p>14611</text:p>
              </table:table-cell>
            </table:table-row>
            <table:table-row>
              <table:table-cell office:value-type="string">
                <text:p>Alan Turing</text:p>
              </table:table-cell>
              <table:table-cell office:value-type="float" office:value="4558">
                <text:p>4558</text:p>
              </table:table-cell>
              <table:table-cell office:value-type="float" office:value="4558">
                <text:p>4558</text:p>
              </table:table-cell>
              <table:table-cell office:value-type="float" office:value="19882">
                <text:p>19882</text:p>
              </table:table-cell>
              <table:table-cell office:value-type="float" office:value="19882">
                <text:p>19882</text:p>
              </table:table-cell>
            </table:table-row>
            <table:table-row>
              <table:table-cell office:value-type="string">
                <text:p>Wolfgang Köhler</text:p>
              </table:table-cell>
              <table:table-cell office:value-type="float" office:value="6211">
                <text:p>6211</text:p>
              </table:table-cell>
              <table:table-cell office:value-type="float" office:value="-4726">
                <text:p>-4726</text:p>
              </table:table-cell>
              <table:table-cell office:value-type="float" office:value="24634">
                <text:p>24634</text:p>
              </table:table-cell>
              <table:table-cell office:value-type="float" office:value="25934">
                <text:p>25934</text:p>
              </table:table-cell>
            </table:table-row>
            <table:table-row>
              <table:table-cell office:value-type="string">
                <text:p>John von Neurmann</text:p>
              </table:table-cell>
              <table:table-cell office:value-type="float" office:value="8037">
                <text:p>8037</text:p>
              </table:table-cell>
              <table:table-cell office:value-type="float" office:value="1458">
                <text:p>1458</text:p>
              </table:table-cell>
              <table:table-cell office:value-type="float" office:value="20859">
                <text:p>20859</text:p>
              </table:table-cell>
              <table:table-cell office:value-type="float" office:value="24108">
                <text:p>24108</text:p>
              </table:table-cell>
            </table:table-row>
            <table:table-row>
              <table:table-cell office:value-type="string">
                <text:p>Hilary Putnam</text:p>
              </table:table-cell>
              <table:table-cell office:value-type="float" office:value="9709">
                <text:p>9709</text:p>
              </table:table-cell>
              <table:table-cell office:value-type="float" office:value="9709">
                <text:p>9709</text:p>
              </table:table-cell>
              <table:table-cell office:value-type="float" office:value="42442">
                <text:p>42442</text:p>
              </table:table-cell>
              <table:table-cell office:value-type="float" office:value="42442">
                <text:p>42442</text:p>
              </table:table-cell>
            </table:table-row>
            <table:table-row>
              <table:table-cell office:value-type="string">
                <text:p>John Searle</text:p>
              </table:table-cell>
              <table:table-cell office:value-type="float" office:value="11901">
                <text:p>11901</text:p>
              </table:table-cell>
              <table:table-cell office:value-type="float" office:value="11901">
                <text:p>11901</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Fred Dretske</text:p>
              </table:table-cell>
              <table:table-cell office:value-type="float" office:value="12032">
                <text:p>12032</text:p>
              </table:table-cell>
              <table:table-cell office:value-type="float" office:value="12032">
                <text:p>12032</text:p>
              </table:table-cell>
              <table:table-cell office:value-type="float" office:value="41479">
                <text:p>41479</text:p>
              </table:table-cell>
              <table:table-cell office:value-type="float" office:value="41479">
                <text:p>41479</text:p>
              </table:table-cell>
            </table:table-row>
            <table:table-row>
              <table:table-cell office:value-type="string">
                <text:p>Jean-Pierre Changeux </text:p>
              </table:table-cell>
              <table:table-cell office:value-type="float" office:value="13246">
                <text:p>13246</text:p>
              </table:table-cell>
              <table:table-cell office:value-type="float" office:value="13246">
                <text:p>13246</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Saul A. Kripke</text:p>
              </table:table-cell>
              <table:table-cell office:value-type="float" office:value="14928">
                <text:p>14928</text:p>
              </table:table-cell>
              <table:table-cell office:value-type="float" office:value="14928">
                <text:p>14928</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Daniel Dennet</text:p>
              </table:table-cell>
              <table:table-cell office:value-type="float" office:value="15428">
                <text:p>15428</text:p>
              </table:table-cell>
              <table:table-cell office:value-type="float" office:value="15428">
                <text:p>15428</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Warren McCulloch</text:p>
              </table:table-cell>
              <table:table-cell office:value-type="float" office:value="15707">
                <text:p>15707</text:p>
              </table:table-cell>
              <table:table-cell office:value-type="float" office:value="-409">
                <text:p>-409</text:p>
              </table:table-cell>
              <table:table-cell office:value-type="float" office:value="25470">
                <text:p>25470</text:p>
              </table:table-cell>
              <table:table-cell office:value-type="float" office:value="25470">
                <text:p>25470</text:p>
              </table:table-cell>
            </table:table-row>
            <table:table-row>
              <table:table-cell office:value-type="string">
                <text:p>Walter Pitts</text:p>
              </table:table-cell>
              <table:table-cell office:value-type="float" office:value="15707">
                <text:p>15707</text:p>
              </table:table-cell>
              <table:table-cell office:value-type="float" office:value="8514">
                <text:p>8514</text:p>
              </table:table-cell>
              <table:table-cell office:value-type="float" office:value="25337">
                <text:p>25337</text:p>
              </table:table-cell>
              <table:table-cell office:value-type="float" office:value="25337">
                <text:p>25337</text:p>
              </table:table-cell>
            </table:table-row>
            <table:table-row>
              <table:table-cell office:value-type="string">
                <text:p>William G. Lycan</text:p>
              </table:table-cell>
              <table:table-cell office:value-type="float" office:value="16706">
                <text:p>16706</text:p>
              </table:table-cell>
              <table:table-cell office:value-type="float" office:value="16706">
                <text:p>16706</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Francis Crick</text:p>
              </table:table-cell>
              <table:table-cell office:value-type="float" office:value="17168">
                <text:p>17168</text:p>
              </table:table-cell>
              <table:table-cell office:value-type="float" office:value="6004">
                <text:p>6004</text:p>
              </table:table-cell>
              <table:table-cell office:value-type="float" office:value="38196">
                <text:p>38196</text:p>
              </table:table-cell>
              <table:table-cell office:value-type="float" office:value="38196">
                <text:p>38196</text:p>
              </table:table-cell>
            </table:table-row>
            <table:table-row>
              <table:table-cell office:value-type="string">
                <text:p>Michael Tye</text:p>
              </table:table-cell>
              <table:table-cell office:value-type="float" office:value="18264">
                <text:p>18264</text:p>
              </table:table-cell>
              <table:table-cell office:value-type="float" office:value="18264">
                <text:p>18264</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Peter Carruthers</text:p>
              </table:table-cell>
              <table:table-cell office:value-type="float" office:value="19161">
                <text:p>19161</text:p>
              </table:table-cell>
              <table:table-cell office:value-type="float" office:value="19161">
                <text:p>19161</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Robert Rosenthal</text:p>
              </table:table-cell>
              <table:table-cell office:value-type="float" office:value="22647">
                <text:p>22647</text:p>
              </table:table-cell>
              <table:table-cell office:value-type="float" office:value="12115">
                <text:p>12115</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Jerry Fodor</text:p>
              </table:table-cell>
              <table:table-cell office:value-type="float" office:value="24838">
                <text:p>24838</text:p>
              </table:table-cell>
              <table:table-cell office:value-type="float" office:value="12896">
                <text:p>12896</text:p>
              </table:table-cell>
              <table:table-cell office:value-type="float" office:value="43068">
                <text:p>43068</text:p>
              </table:table-cell>
              <table:table-cell office:value-type="float" office:value="39448">
                <text:p>39448</text:p>
              </table:table-cell>
            </table:table-row>
            <table:table-row>
              <table:table-cell office:value-type="string">
                <text:p>Ned Block</text:p>
              </table:table-cell>
              <table:table-cell office:value-type="float" office:value="25934">
                <text:p>25934</text:p>
              </table:table-cell>
              <table:table-cell office:value-type="float" office:value="15342">
                <text:p>15342</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Christof Koch</text:p>
              </table:table-cell>
              <table:table-cell office:value-type="float" office:value="31413">
                <text:p>31413</text:p>
              </table:table-cell>
              <table:table-cell office:value-type="float" office:value="20772">
                <text:p>20772</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Bernard Baars</text:p>
              </table:table-cell>
              <table:table-cell office:value-type="float" office:value="32143">
                <text:p>32143</text:p>
              </table:table-cell>
              <table:table-cell office:value-type="float" office:value="16803">
                <text:p>16803</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Stanislas Dehaene</text:p>
              </table:table-cell>
              <table:table-cell office:value-type="float" office:value="33604">
                <text:p>33604</text:p>
              </table:table-cell>
              <table:table-cell office:value-type="float" office:value="23874">
                <text:p>23874</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David Chalmers</text:p>
              </table:table-cell>
              <table:table-cell office:value-type="float" office:value="34335">
                <text:p>34335</text:p>
              </table:table-cell>
              <table:table-cell office:value-type="float" office:value="24217">
                <text:p>24217</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Michael Graziano</text:p>
              </table:table-cell>
              <table:table-cell office:value-type="float" office:value="35065">
                <text:p>35065</text:p>
              </table:table-cell>
              <table:table-cell office:value-type="float" office:value="27760">
                <text:p>27760</text:p>
              </table:table-cell>
              <table:table-cell office:value-type="float" office:value="44577.9301326042">
                <text:p>44577.9301326042</text:p>
              </table:table-cell>
              <table:table-cell office:value-type="float" office:value="44577.9301080093">
                <text:p>44577.9301080093</text:p>
              </table:table-cell>
            </table:table-row>
            <table:table-row>
              <table:table-cell office:value-type="string">
                <text:p>Victor Lamme</text:p>
              </table:table-cell>
              <table:table-cell office:value-type="float" office:value="35065">
                <text:p>35065</text:p>
              </table:table-cell>
              <table:table-cell office:value-type="float" office:value="27760">
                <text:p>27760</text:p>
              </table:table-cell>
              <table:table-cell office:value-type="float" office:value="44577.9301326042">
                <text:p>44577.9301326042</text:p>
              </table:table-cell>
              <table:table-cell office:value-type="float" office:value="44577.9301080093">
                <text:p>44577.9301080093</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4.1$Windows_X86_64 LibreOffice_project/27d75539669ac387bb498e35313b970b7fe9c4f9</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